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.4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.488cm"/>
    </style:style>
    <style:style style:name="gr7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8cm" fo:min-width="0.849cm"/>
    </style:style>
    <style:style style:name="gr9" style:family="graphic" style:parent-style-name="standard">
      <style:graphic-properties draw:stroke="none" svg:stroke-color="#000000" draw:fill="none" draw:fill-color="#ffffff" fo:min-height="0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9cm" fo:min-width="0.8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.8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3cm" fo:min-width="0.8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0.849cm"/>
    </style:style>
    <style:style style:name="gr14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e6e6e6" draw:textarea-horizontal-align="center" draw:textarea-vertical-align="middle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fill-color="#e6e6e6" draw:textarea-horizontal-align="left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053cm"/>
    </style:style>
    <style:style style:name="gr19" style:family="graphic" style:parent-style-name="standard">
      <style:graphic-properties draw:marker-end="Arrow" draw:marker-end-width="0.3cm" draw:textarea-horizontal-align="left" draw:textarea-vertical-align="bottom"/>
    </style:style>
    <style:style style:name="gr20" style:family="graphic" style:parent-style-name="standard">
      <style:graphic-properties draw:fill-color="#e6e6e6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.414cm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3cm" fo:min-width="0.84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.571cm"/>
    </style:style>
    <style:style style:name="gr2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8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.8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32" style:family="graphic" style:parent-style-name="standard">
      <style:graphic-properties draw:stroke="none" draw:fill="none" fo:min-height="0.3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cm"/>
    </style:style>
    <style:style style:name="gr35" style:family="graphic" style:parent-style-name="standard">
      <style:graphic-properties draw:stroke="none" draw:fill="none" fo:min-height="0.3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8cm"/>
    </style:style>
    <style:style style:name="gr38" style:family="graphic" style:parent-style-name="standard">
      <style:graphic-properties draw:fill-color="#e6e6e6" draw:textarea-horizontal-align="center" draw:textarea-vertical-align="top"/>
    </style:style>
    <style:style style:name="gr39" style:family="graphic" style:parent-style-name="standard">
      <style:graphic-properties draw:marker-end="" draw:marker-end-width="0.2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.3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1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849cm"/>
    </style:style>
    <style:style style:name="gr43" style:family="graphic" style:parent-style-name="standard">
      <style:graphic-properties draw:stroke="none" draw:fill="none" fo:min-height="0.38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849cm"/>
    </style:style>
    <style:style style:name="gr45" style:family="graphic" style:parent-style-name="standard">
      <style:graphic-properties draw:marker-end="Arrow" draw:marker-end-width="0.3cm" draw:textarea-horizontal-align="left" draw:textarea-vertical-align="middle"/>
    </style:style>
    <style:style style:name="gr46" style:family="graphic" style:parent-style-name="standard">
      <style:graphic-properties draw:stroke="none" draw:fill="none" fo:min-height="0.392cm"/>
    </style:style>
    <style:style style:name="gr47" style:family="graphic" style:parent-style-name="standard">
      <style:graphic-properties draw:marker-end="" draw:marker-end-width="0.2cm" draw:textarea-horizontal-align="center" draw:textarea-vertical-align="botto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4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8cm" fo:min-width="0.84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8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0cm"/>
    </style:style>
    <style:style style:name="gr54" style:family="graphic" style:parent-style-name="standard">
      <style:graphic-properties draw:stroke="none" draw:fill="none" fo:min-height="0.32cm"/>
    </style:style>
    <style:style style:name="gr55" style:family="graphic" style:parent-style-name="standard">
      <style:graphic-properties draw:stroke="none" draw:fill="none" fo:min-height="0.253cm"/>
    </style:style>
    <style:style style:name="gr56" style:family="graphic" style:parent-style-name="standard">
      <style:graphic-properties draw:stroke="none" draw:fill="none" fo:min-height="0.847cm"/>
    </style:style>
    <style:style style:name="gr57" style:family="graphic" style:parent-style-name="standard">
      <style:graphic-properties draw:stroke="none" draw:fill="none" fo:min-height="0.4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0.20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0.20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3cm" fo:min-width="0.208cm"/>
    </style:style>
    <style:style style:name="gr61" style:family="graphic" style:parent-style-name="standard">
      <style:graphic-properties draw:stroke="none" svg:stroke-color="#000000" draw:fill="none" draw:fill-color="#ffffff" fo:min-height="0.13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6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0.2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2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text-indent="0cm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23" style:family="paragraph">
      <style:paragraph-properties fo:margin-left="0cm" fo:margin-right="0cm" fo:text-indent="0cm"/>
      <style:text-properties fo:font-size="810pt" style:font-size-asian="810pt" style:font-size-complex="810pt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499cm" svg:height="2cm" draw:transform="rotate (0.0005235987755982) translate (25.274cm 19.007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text-style-name="P3" draw:layer="layout" svg:width="1.243cm" svg:height="0.806cm" svg:x="25.558cm" svg:y="19.581cm">
          <draw:text-box>
            <text:p text:style-name="P2"><text:span text:style-name="T1">OR</text:span></text:p>
          </draw:text-box>
        </draw:frame>
        <draw:line draw:style-name="gr3" draw:text-style-name="P1" draw:layer="layout" svg:x1="23.917cm" svg:y1="20.215cm" svg:x2="25.742cm" svg:y2="20.216cm">
          <text:p text:style-name="P2"/>
        </draw:line>
        <draw:line draw:style-name="gr3" draw:text-style-name="P1" draw:layer="layout" svg:x1="24.698cm" svg:y1="19.343cm" svg:x2="25.583cm" svg:y2="19.342cm">
          <text:p text:style-name="P2"/>
        </draw:line>
        <draw:line draw:style-name="gr3" draw:text-style-name="P1" draw:layer="layout" svg:x1="23.917cm" svg:y1="19.898cm" svg:x2="25.704cm" svg:y2="19.872cm">
          <text:p text:style-name="P2"/>
        </draw:line>
        <draw:line draw:style-name="gr3" draw:text-style-name="P1" draw:layer="layout" svg:x1="24.565cm" svg:y1="20.626cm" svg:x2="25.57cm" svg:y2="20.626cm">
          <text:p text:style-name="P2"/>
        </draw:line>
        <draw:frame draw:style-name="gr4" draw:text-style-name="P2" draw:layer="layout" svg:width="0.556cm" svg:height="0.963cm" svg:x="22.1cm" svg:y="16.379cm">
          <draw:text-box>
            <text:p text:style-name="P2">&amp;</text:p>
          </draw:text-box>
        </draw:frame>
        <draw:custom-shape draw:style-name="gr1" draw:text-style-name="P1" draw:layer="layout" svg:width="0.965cm" svg:height="1.529cm" draw:transform="rotate (0.0132645023151544) translate (21.594cm 16.529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5" draw:text-style-name="P2" draw:layer="layout" svg:width="0.925cm" svg:height="0.963cm" svg:x="21.78cm" svg:y="16.781cm">
          <draw:text-box>
            <text:p text:style-name="P2">&amp;</text:p>
          </draw:text-box>
        </draw:frame>
        <draw:line draw:style-name="gr3" draw:text-style-name="P1" draw:layer="layout" svg:x1="22.581cm" svg:y1="17.398cm" svg:x2="24.738cm" svg:y2="17.398cm">
          <text:p text:style-name="P2"/>
        </draw:line>
        <draw:custom-shape draw:style-name="gr1" draw:text-style-name="P1" draw:layer="layout" svg:width="0.965cm" svg:height="1.529cm" draw:transform="rotate (0.0132645023151544) translate (21.563cm 18.27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" draw:text-style-name="P2" draw:layer="layout" svg:width="1.116cm" svg:height="1.029cm" svg:x="21.617cm" svg:y="18.548cm">
          <draw:text-box>
            <text:p text:style-name="P2">&amp;</text:p>
          </draw:text-box>
        </draw:frame>
        <draw:custom-shape draw:style-name="gr1" draw:text-style-name="P1" draw:layer="layout" svg:width="0.965cm" svg:height="1.529cm" draw:transform="rotate (0.0132645023151544) translate (21.563cm 20.149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" draw:text-style-name="P2" draw:layer="layout" svg:width="0.925cm" svg:height="1.029cm" svg:x="21.617cm" svg:y="20.427cm">
          <draw:text-box>
            <text:p text:style-name="P2">&amp;</text:p>
          </draw:text-box>
        </draw:frame>
        <draw:custom-shape draw:style-name="gr1" draw:text-style-name="P1" draw:layer="layout" svg:width="0.965cm" svg:height="1.529cm" draw:transform="rotate (0.0132645023151544) translate (21.589cm 21.974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" draw:text-style-name="P2" draw:layer="layout" svg:width="0.925cm" svg:height="1.029cm" svg:x="21.643cm" svg:y="22.252cm">
          <draw:text-box>
            <text:p text:style-name="P2">&amp;</text:p>
          </draw:text-box>
        </draw:frame>
        <draw:line draw:style-name="gr3" draw:text-style-name="P1" draw:layer="layout" svg:x1="24.733cm" svg:y1="17.379cm" svg:x2="24.733cm" svg:y2="19.379cm">
          <text:p text:style-name="P2"/>
        </draw:line>
        <draw:line draw:style-name="gr3" draw:text-style-name="P1" draw:layer="layout" svg:x1="22.574cm" svg:y1="19.091cm" svg:x2="23.944cm" svg:y2="19.091cm">
          <text:p text:style-name="P2"/>
        </draw:line>
        <draw:line draw:style-name="gr3" draw:text-style-name="P1" draw:layer="layout" svg:x1="23.944cm" svg:y1="19.884cm" svg:x2="23.944cm" svg:y2="19.091cm">
          <text:p text:style-name="P2"/>
        </draw:line>
        <draw:line draw:style-name="gr3" draw:text-style-name="P1" draw:layer="layout" svg:x1="22.535cm" svg:y1="20.939cm" svg:x2="23.949cm" svg:y2="20.939cm">
          <text:p text:style-name="P2"/>
        </draw:line>
        <draw:line draw:style-name="gr3" draw:text-style-name="P1" draw:layer="layout" svg:x1="23.972cm" svg:y1="20.961cm" svg:x2="23.957cm" svg:y2="20.202cm">
          <text:p text:style-name="P2"/>
        </draw:line>
        <draw:line draw:style-name="gr3" draw:text-style-name="P1" draw:layer="layout" svg:x1="24.565cm" svg:y1="22.768cm" svg:x2="24.579cm" svg:y2="20.639cm">
          <text:p text:style-name="P2"/>
        </draw:line>
        <draw:line draw:style-name="gr3" draw:text-style-name="P1" draw:layer="layout" svg:x1="22.581cm" svg:y1="22.742cm" svg:x2="24.579cm" svg:y2="22.768cm">
          <text:p text:style-name="P2"/>
        </draw:line>
        <draw:line draw:style-name="gr3" draw:text-style-name="P1" draw:layer="layout" svg:x1="26.828cm" svg:y1="20.017cm" svg:x2="28.39cm" svg:y2="20.029cm">
          <text:p text:style-name="P2"/>
        </draw:line>
        <draw:custom-shape draw:style-name="gr1" draw:text-style-name="P1" draw:layer="layout" svg:width="0.965cm" svg:height="1.529cm" draw:transform="rotate (0.0132645023151544) translate (29.882cm 18.879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29.898cm" svg:y="19.145cm">
          <draw:text-box>
            <text:p text:style-name="P2">&amp;</text:p>
          </draw:text-box>
        </draw:frame>
        <draw:line draw:style-name="gr3" draw:text-style-name="P1" draw:layer="layout" svg:x1="28.905cm" svg:y1="19.265cm" svg:x2="30.003cm" svg:y2="19.263cm">
          <text:p text:style-name="P2"/>
        </draw:line>
        <draw:custom-shape draw:style-name="gr7" draw:text-style-name="P1" draw:layer="layout" svg:width="0.198cm" svg:height="0.186cm" svg:x="30.823cm" svg:y="19.592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8" draw:text-style-name="P4" draw:layer="layout" svg:width="1.726cm" svg:height="0.603cm" svg:x="28.403cm" svg:y="18.786cm">
          <draw:text-box>
            <text:p text:style-name="P2"><text:span text:style-name="T2">rd_wr_b</text:span></text:p>
          </draw:text-box>
        </draw:frame>
        <draw:frame draw:style-name="gr9" draw:text-style-name="P2" draw:layer="layout" svg:width="1.019cm" svg:height="1.204cm" svg:x="23.111cm" svg:y="16.749cm">
          <draw:text-box>
            <text:p text:style-name="P2"/>
          </draw:text-box>
        </draw:frame>
        <draw:frame draw:style-name="gr10" draw:text-style-name="P4" draw:layer="layout" svg:width="1.514cm" svg:height="0.603cm" svg:x="22.503cm" svg:y="16.895cm">
          <draw:text-box>
            <text:p text:style-name="P2"><text:span text:style-name="T2">Hit_0</text:span></text:p>
          </draw:text-box>
        </draw:frame>
        <draw:frame draw:style-name="gr11" draw:text-style-name="P4" draw:layer="layout" svg:width="1.514cm" svg:height="0.882cm" svg:x="22.556cm" svg:y="18.59cm">
          <draw:text-box>
            <text:p text:style-name="P2"><text:span text:style-name="T2">Hit_1</text:span></text:p>
          </draw:text-box>
        </draw:frame>
        <draw:frame draw:style-name="gr10" draw:text-style-name="P4" draw:layer="layout" svg:width="1.514cm" svg:height="0.603cm" svg:x="22.53cm" svg:y="20.388cm">
          <draw:text-box>
            <text:p text:style-name="P2"><text:span text:style-name="T2">Hit_2</text:span></text:p>
          </draw:text-box>
        </draw:frame>
        <draw:frame draw:style-name="gr12" draw:text-style-name="P4" draw:layer="layout" svg:width="1.514cm" svg:height="0.603cm" svg:x="22.609cm" svg:y="22.251cm">
          <draw:text-box>
            <text:p text:style-name="P2"><text:span text:style-name="T2">Hit_3</text:span></text:p>
          </draw:text-box>
        </draw:frame>
        <draw:line draw:style-name="gr3" draw:text-style-name="P1" draw:layer="layout" svg:x1="31.006cm" svg:y1="19.699cm" svg:x2="32.818cm" svg:y2="19.7cm">
          <text:p text:style-name="P2"/>
        </draw:line>
        <draw:frame draw:style-name="gr13" draw:text-style-name="P4" draw:layer="layout" svg:width="2.381cm" svg:height="0.603cm" svg:x="30.993cm" svg:y="19.176cm">
          <draw:text-box>
            <text:p text:style-name="P2"><text:span text:style-name="T2">Write_Miss</text:span></text:p>
          </draw:text-box>
        </draw:frame>
        <draw:custom-shape draw:style-name="gr14" draw:text-style-name="P1" draw:id="id3" draw:layer="layout" svg:width="1.07cm" svg:height="1.018cm" svg:x="19.224cm" svg:y="16.55cm">
          <text:p text:style-name="P5">==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15" draw:text-style-name="P1" draw:layer="layout" svg:width="4.154cm" svg:height="4.947cm" svg:x="7.91cm" svg:y="6.086cm">
          <text:p text:style-name="P5">Set_0</text:p>
        </draw:rect>
        <draw:frame draw:style-name="gr2" draw:text-style-name="P6" draw:layer="layout" svg:width="0.832cm" svg:height="0.738cm" svg:x="11.374cm" svg:y="10.053cm">
          <draw:text-box>
            <text:p text:style-name="P2"><text:span text:style-name="T3">Q</text:span></text:p>
          </draw:text-box>
        </draw:frame>
        <draw:connector draw:style-name="gr16" draw:text-style-name="P1" draw:layer="layout" draw:type="line" svg:x1="12.036cm" svg:y1="10.45cm" svg:x2="14.685cm" svg:y2="10.433cm" draw:end-shape="id1" draw:end-glue-point="3">
          <text:p text:style-name="P2"/>
        </draw:connector>
        <draw:rect draw:style-name="gr17" draw:text-style-name="P8" draw:id="id1" draw:layer="layout" svg:width="5.147cm" svg:height="1.006cm" svg:x="14.685cm" svg:y="9.93cm">
          <text:p text:style-name="P7"><text:span text:style-name="T4">V <text:s/>| <text:s text:c="2"/>Rank <text:s/>| <text:s text:c="4"/></text:span><text:span text:style-name="T5">Tag</text:span><text:span text:style-name="T4"> <text:s text:c="3"/>| <text:s text:c="3"/>Dirty</text:span><text:span text:style-name="T4"><text:line-break/></text:span><text:span text:style-name="T4">21 | 20 <text:s text:c="2"/>19 |18 <text:s text:c="8"/>8| 7 <text:s text:c="8"/>0</text:span></text:p>
        </draw:rect>
        <draw:frame draw:style-name="gr18" draw:text-style-name="P2" draw:layer="layout" svg:width="0.001cm" svg:height="1.204cm" svg:x="18.997cm" svg:y="13.361cm">
          <draw:text-box>
            <text:p text:style-name="P2"/>
          </draw:text-box>
        </draw:frame>
        <draw:connector draw:style-name="gr19" draw:text-style-name="P9" draw:layer="layout" draw:type="line" svg:x1="6.372cm" svg:y1="15.387cm" svg:x2="9.225cm" svg:y2="15.39cm">
          <text:p text:style-name="P5"><text:span text:style-name="T1">addr</text:span></text:p>
        </draw:connector>
        <draw:line draw:style-name="gr3" draw:text-style-name="P1" draw:layer="layout" svg:x1="8.649cm" svg:y1="15.18cm" svg:x2="8.279cm" svg:y2="15.603cm">
          <text:p text:style-name="P2"/>
        </draw:line>
        <draw:frame draw:style-name="gr2" draw:text-style-name="P10" draw:layer="layout" svg:width="0.934cm" svg:height="0.687cm" svg:x="7.535cm" svg:y="14.898cm">
          <draw:text-box>
            <text:p text:style-name="P2"><text:span text:style-name="T6">22</text:span></text:p>
          </draw:text-box>
        </draw:frame>
        <draw:ellipse draw:style-name="gr20" draw:text-style-name="P1" draw:layer="layout" svg:width="0.397cm" svg:height="0.344cm" svg:x="9.269cm" svg:y="15.232cm">
          <text:p text:style-name="P2"/>
        </draw:ellipse>
        <draw:line draw:style-name="gr3" draw:text-style-name="P1" draw:layer="layout" svg:x1="10.619cm" svg:y1="15.207cm" svg:x2="10.249cm" svg:y2="15.63cm">
          <text:p text:style-name="P2"/>
        </draw:line>
        <draw:frame draw:style-name="gr21" draw:text-style-name="P11" draw:layer="layout" svg:width="0.904cm" svg:height="0.687cm" svg:x="9.824cm" svg:y="14.807cm">
          <draw:text-box>
            <text:p text:style-name="P2"><text:span text:style-name="T6">11</text:span></text:p>
          </draw:text-box>
        </draw:frame>
        <draw:line draw:style-name="gr3" draw:text-style-name="P1" draw:layer="layout" svg:x1="17.452cm" svg:y1="11.797cm" svg:x2="17.088cm" svg:y2="12.21cm">
          <text:p text:style-name="P2"/>
        </draw:line>
        <draw:frame draw:style-name="gr22" draw:text-style-name="P11" draw:layer="layout" svg:width="0.914cm" svg:height="0.687cm" svg:x="16.619cm" svg:y="11.563cm">
          <draw:text-box draw:corner-radius="5.608cm">
            <text:p text:style-name="P2"><text:span text:style-name="T6">11</text:span></text:p>
          </draw:text-box>
        </draw:frame>
        <draw:line draw:style-name="gr23" draw:text-style-name="P1" draw:layer="layout" svg:x1="20.267cm" svg:y1="17.145cm" svg:x2="21.801cm" svg:y2="17.145cm">
          <text:p text:style-name="P2"/>
        </draw:line>
        <draw:line draw:style-name="gr23" draw:text-style-name="P1" draw:layer="layout" svg:x1="15.122cm" svg:y1="17.744cm" svg:x2="21.749cm" svg:y2="17.781cm">
          <text:p text:style-name="P2"/>
        </draw:line>
        <draw:line draw:style-name="gr3" draw:text-style-name="P1" draw:layer="layout" svg:x1="15.121cm" svg:y1="11.02cm" svg:x2="15.145cm" svg:y2="17.792cm">
          <text:p text:style-name="P2"/>
        </draw:line>
        <draw:frame draw:style-name="gr24" draw:text-style-name="P4" draw:layer="layout" svg:width="1.095cm" svg:height="0.603cm" svg:x="14.439cm" svg:y="11.02cm">
          <draw:text-box>
            <text:p text:style-name="P2"><text:span text:style-name="T2">V0</text:span></text:p>
          </draw:text-box>
        </draw:frame>
        <draw:frame draw:style-name="gr25" draw:text-style-name="P12" draw:layer="layout" svg:width="1.099cm" svg:height="0.738cm" svg:x="8.89cm" svg:y="10.398cm">
          <draw:text-box>
            <text:p text:style-name="P2"><text:span text:style-name="T3">RA</text:span></text:p>
          </draw:text-box>
        </draw:frame>
        <draw:line draw:style-name="gr3" draw:text-style-name="P1" draw:layer="layout" svg:x1="9.761cm" svg:y1="14.579cm" svg:x2="9.391cm" svg:y2="15.002cm">
          <text:p text:style-name="P2"/>
        </draw:line>
        <draw:frame draw:style-name="gr2" draw:text-style-name="P10" draw:layer="layout" svg:width="0.718cm" svg:height="0.687cm" svg:x="8.95cm" svg:y="14.28cm">
          <draw:text-box>
            <text:p text:style-name="P2"><text:span text:style-name="T6">8</text:span></text:p>
          </draw:text-box>
        </draw:frame>
        <draw:connector draw:style-name="gr19" draw:text-style-name="P9" draw:layer="layout" draw:type="line" svg:x1="1cm" svg:y1="10.438cm" svg:x2="3.087cm" svg:y2="10.486cm">
          <text:p text:style-name="P5"><text:span text:style-name="T1">rd_wr_b</text:span></text:p>
        </draw:connector>
        <draw:frame draw:style-name="gr2" draw:text-style-name="P6" draw:layer="layout" svg:width="1.09cm" svg:height="0.738cm" svg:x="7.76cm" svg:y="10.399cm">
          <draw:text-box>
            <text:p text:style-name="P2"><text:span text:style-name="T3">RE</text:span></text:p>
          </draw:text-box>
        </draw:frame>
        <draw:rect draw:style-name="gr15" draw:text-style-name="P1" draw:layer="layout" svg:width="4.154cm" svg:height="4.947cm" svg:x="7.684cm" svg:y="21.408cm">
          <text:p text:style-name="P5">Set_1</text:p>
        </draw:rect>
        <draw:frame draw:style-name="gr2" draw:text-style-name="P6" draw:layer="layout" svg:width="0.832cm" svg:height="0.738cm" svg:x="10.833cm" svg:y="25.375cm">
          <draw:text-box>
            <text:p text:style-name="P2"><text:span text:style-name="T3">Q</text:span></text:p>
          </draw:text-box>
        </draw:frame>
        <draw:connector draw:style-name="gr19" draw:text-style-name="P9" draw:layer="layout" draw:type="line" svg:x1="4.722cm" svg:y1="28.234cm" svg:x2="8.982cm" svg:y2="28.234cm">
          <text:p text:style-name="P5"><text:span text:style-name="T1">addr</text:span></text:p>
        </draw:connector>
        <draw:line draw:style-name="gr3" draw:text-style-name="P1" draw:layer="layout" svg:x1="7.234cm" svg:y1="28.075cm" svg:x2="6.864cm" svg:y2="28.498cm">
          <text:p text:style-name="P2"/>
        </draw:line>
        <draw:frame draw:style-name="gr2" draw:text-style-name="P10" draw:layer="layout" svg:width="0.934cm" svg:height="0.687cm" svg:x="6.388cm" svg:y="27.599cm">
          <draw:text-box>
            <text:p text:style-name="P2"><text:span text:style-name="T6">22</text:span></text:p>
          </draw:text-box>
        </draw:frame>
        <draw:ellipse draw:style-name="gr20" draw:text-style-name="P1" draw:id="id2" draw:layer="layout" svg:width="0.397cm" svg:height="0.344cm" svg:x="8.823cm" svg:y="28.102cm">
          <text:p text:style-name="P2"/>
        </draw:ellipse>
        <draw:connector draw:style-name="gr23" draw:text-style-name="P1" draw:layer="layout" draw:type="line" svg:x1="9.021cm" svg:y1="28.102cm" svg:x2="9.008cm" svg:y2="26.382cm" draw:start-shape="id2" draw:start-glue-point="0">
          <text:p text:style-name="P2"/>
        </draw:connector>
        <draw:frame draw:style-name="gr25" draw:text-style-name="P12" draw:layer="layout" svg:width="1.099cm" svg:height="0.738cm" svg:x="8.664cm" svg:y="25.72cm">
          <draw:text-box>
            <text:p text:style-name="P2"><text:span text:style-name="T3">RA</text:span></text:p>
          </draw:text-box>
        </draw:frame>
        <draw:line draw:style-name="gr3" draw:text-style-name="P1" draw:layer="layout" svg:x1="9.219cm" svg:y1="27.521cm" svg:x2="8.849cm" svg:y2="27.944cm">
          <text:p text:style-name="P2"/>
        </draw:line>
        <draw:frame draw:style-name="gr2" draw:text-style-name="P10" draw:layer="layout" svg:width="0.718cm" svg:height="0.687cm" svg:x="8.504cm" svg:y="27.15cm">
          <draw:text-box>
            <text:p text:style-name="P2"><text:span text:style-name="T6">8</text:span></text:p>
          </draw:text-box>
        </draw:frame>
        <draw:connector draw:style-name="gr19" draw:text-style-name="P9" draw:layer="layout" draw:type="line" svg:x1="4.008cm" svg:y1="25.483cm" svg:x2="7.687cm" svg:y2="25.509cm">
          <text:p text:style-name="P5"><text:span text:style-name="T1">rd_wr_b</text:span></text:p>
        </draw:connector>
        <draw:frame draw:style-name="gr2" draw:text-style-name="P6" draw:layer="layout" svg:width="1.09cm" svg:height="0.738cm" svg:x="7.632cm" svg:y="25.138cm">
          <draw:text-box>
            <text:p text:style-name="P2"><text:span text:style-name="T3">RE</text:span></text:p>
          </draw:text-box>
        </draw:frame>
        <draw:custom-shape draw:style-name="gr1" draw:text-style-name="P1" draw:layer="layout" svg:width="0.965cm" svg:height="1.529cm" draw:transform="rotate (0.0132645023151544) translate (29.91cm 21.286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29.926cm" svg:y="21.552cm">
          <draw:text-box>
            <text:p text:style-name="P2">&amp;</text:p>
          </draw:text-box>
        </draw:frame>
        <draw:line draw:style-name="gr3" draw:text-style-name="P1" draw:layer="layout" svg:x1="28.68cm" svg:y1="21.775cm" svg:x2="30.03cm" svg:y2="21.762cm">
          <text:p text:style-name="P2"/>
        </draw:line>
        <draw:frame draw:style-name="gr8" draw:text-style-name="P4" draw:layer="layout" svg:width="1.726cm" svg:height="0.603cm" svg:x="28.456cm" svg:y="21.299cm">
          <draw:text-box>
            <text:p text:style-name="P2"><text:span text:style-name="T2">rd_wr_b</text:span></text:p>
          </draw:text-box>
        </draw:frame>
        <draw:line draw:style-name="gr3" draw:text-style-name="P1" draw:layer="layout" svg:x1="30.877cm" svg:y1="22.053cm" svg:x2="32.901cm" svg:y2="22.053cm">
          <text:p text:style-name="P2"/>
        </draw:line>
        <draw:frame draw:style-name="gr13" draw:text-style-name="P4" draw:layer="layout" svg:width="2.381cm" svg:height="0.603cm" svg:x="31.009cm" svg:y="21.589cm">
          <draw:text-box>
            <text:p text:style-name="P2"><text:span text:style-name="T2">Read_Hit</text:span></text:p>
          </draw:text-box>
        </draw:frame>
        <draw:line draw:style-name="gr3" draw:text-style-name="P1" draw:layer="layout" svg:x1="28.416cm" svg:y1="22.543cm" svg:x2="28.39cm" svg:y2="20.002cm">
          <text:p text:style-name="P2"/>
        </draw:line>
        <draw:line draw:style-name="gr23" draw:text-style-name="P1" draw:layer="layout" svg:x1="28.403cm" svg:y1="20.055cm" svg:x2="29.977cm" svg:y2="20.042cm">
          <text:p text:style-name="P2"/>
        </draw:line>
        <draw:line draw:style-name="gr23" draw:text-style-name="P1" draw:layer="layout" svg:x1="28.443cm" svg:y1="22.529cm" svg:x2="30.096cm" svg:y2="22.516cm">
          <text:p text:style-name="P2"/>
        </draw:line>
        <draw:line draw:style-name="gr3" draw:text-style-name="P1" draw:layer="layout" svg:x1="28.416cm" svg:y1="22.503cm" svg:x2="28.429cm" svg:y2="24.355cm">
          <text:p text:style-name="P2"/>
        </draw:line>
        <draw:line draw:style-name="gr23" draw:text-style-name="P1" draw:layer="layout" svg:x1="30.903cm" svg:y1="24.236cm" svg:x2="33.443cm" svg:y2="24.289cm">
          <text:p text:style-name="P2"/>
        </draw:line>
        <draw:custom-shape draw:style-name="gr26" draw:text-style-name="P1" draw:layer="layout" svg:width="0.874cm" svg:height="0.846cm" draw:transform="rotate (-1.53239908325192) translate (30.669cm 23.782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198cm" svg:height="0.212cm" svg:x="30.717cm" svg:y="24.13cm">
          <text:p text:style-name="P2"/>
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/>
        </draw:custom-shape>
        <draw:line draw:style-name="gr23" draw:text-style-name="P1" draw:layer="layout" svg:x1="28.442cm" svg:y1="24.329cm" svg:x2="29.831cm" svg:y2="24.316cm">
          <text:p text:style-name="P2"/>
        </draw:line>
        <draw:frame draw:style-name="gr13" draw:text-style-name="P4" draw:layer="layout" svg:width="2.381cm" svg:height="0.603cm" svg:x="30.957cm" svg:y="23.64cm">
          <draw:text-box>
            <text:p text:style-name="P2"><text:span text:style-name="T2">Read_Miss</text:span></text:p>
          </draw:text-box>
        </draw:frame>
        <draw:line draw:style-name="gr23" draw:text-style-name="P1" draw:layer="layout" svg:x1="16.287cm" svg:y1="10.922cm" svg:x2="16.312cm" svg:y2="14.418cm">
          <text:p text:style-name="P2"/>
        </draw:line>
        <draw:line draw:style-name="gr3" draw:text-style-name="P1" draw:layer="layout" svg:x1="16.52cm" svg:y1="11.814cm" svg:x2="16.07cm" svg:y2="12.132cm">
          <text:p text:style-name="P2"/>
        </draw:line>
        <draw:frame draw:style-name="gr21" draw:text-style-name="P11" draw:layer="layout" svg:width="0.718cm" svg:height="0.687cm" svg:x="15.736cm" svg:y="11.525cm">
          <draw:text-box>
            <text:p text:style-name="P2"><text:span text:style-name="T6">2</text:span></text:p>
          </draw:text-box>
        </draw:frame>
        <draw:frame draw:style-name="gr10" draw:text-style-name="P4" draw:layer="layout" svg:width="0.908cm" svg:height="0.603cm" svg:x="15.622cm" svg:y="11.069cm">
          <draw:text-box>
            <text:p text:style-name="P2"><text:span text:style-name="T2">R0</text:span></text:p>
          </draw:text-box>
        </draw:frame>
        <draw:line draw:style-name="gr23" draw:text-style-name="P1" draw:layer="layout" svg:x1="38.693cm" svg:y1="8.454cm" svg:x2="38.745cm" svg:y2="11.391cm">
          <text:p text:style-name="P2"/>
        </draw:line>
        <draw:line draw:style-name="gr3" draw:text-style-name="P1" draw:layer="layout" svg:x1="38.732cm" svg:y1="6.158cm" svg:x2="38.282cm" svg:y2="6.476cm">
          <text:p text:style-name="P2"/>
        </draw:line>
        <draw:frame draw:style-name="gr27" draw:text-style-name="P11" draw:layer="layout" svg:width="0.718cm" svg:height="0.687cm" svg:x="38.72cm" svg:y="7.132cm">
          <draw:text-box>
            <text:p text:style-name="P2"><text:span text:style-name="T6">8</text:span></text:p>
          </draw:text-box>
        </draw:frame>
        <draw:frame draw:style-name="gr10" draw:text-style-name="P4" draw:layer="layout" svg:width="1.514cm" svg:height="0.603cm" svg:x="37.396cm" svg:y="5.567cm">
          <draw:text-box>
            <text:p text:style-name="P2"><text:span text:style-name="T2">Dirty_0</text:span></text:p>
          </draw:text-box>
        </draw:frame>
        <draw:line draw:style-name="gr3" draw:text-style-name="P1" draw:layer="layout" svg:x1="19.783cm" svg:y1="10.462cm" svg:x2="24.492cm" svg:y2="10.462cm">
          <text:p text:style-name="P2"/>
        </draw:line>
        <draw:rect draw:style-name="gr20" draw:text-style-name="P1" draw:layer="layout" svg:width="2.859cm" svg:height="1.772cm" svg:x="35.554cm" svg:y="3.299cm">
          <text:p text:style-name="P2"/>
        </draw:rect>
        <draw:rect draw:style-name="gr20" draw:text-style-name="P1" draw:layer="layout" svg:width="3.018cm" svg:height="3.379cm" svg:x="36.156cm" svg:y="7.645cm">
          <text:p text:style-name="P2"/>
        </draw:rect>
        <draw:frame draw:style-name="gr10" draw:text-style-name="P4" draw:layer="layout" svg:width="1.514cm" svg:height="0.603cm" svg:x="36.378cm" svg:y="6.993cm">
          <draw:text-box>
            <text:p text:style-name="P2"><text:span text:style-name="T2">Dirty_0</text:span></text:p>
          </draw:text-box>
        </draw:frame>
        <draw:custom-shape draw:style-name="gr1" draw:text-style-name="P1" draw:layer="layout" svg:width="0.975cm" svg:height="1.169cm" draw:transform="rotate (-1.63362817986757) translate (36.222cm 11.35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8" draw:text-style-name="P13" draw:layer="layout" svg:width="1.031cm" svg:height="0.988cm" draw:transform="rotate (0.0616101225953882) translate (36.693cm 11.431cm)">
          <draw:text-box>
            <text:p text:style-name="P2"><text:span text:style-name="T7">OR</text:span></text:p>
          </draw:text-box>
        </draw:frame>
        <draw:custom-shape draw:style-name="gr1" draw:text-style-name="P1" draw:layer="layout" svg:width="0.975cm" svg:height="1.169cm" draw:transform="rotate (-1.63362817986757) translate (37.011cm 5.575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8" draw:text-style-name="P13" draw:layer="layout" svg:width="1.031cm" svg:height="0.988cm" draw:transform="rotate (0.0616101225953882) translate (35.894cm 5.654cm)">
          <draw:text-box>
            <text:p text:style-name="P2"><text:span text:style-name="T7">OR</text:span></text:p>
          </draw:text-box>
        </draw:frame>
        <draw:custom-shape draw:style-name="gr1" draw:text-style-name="P1" draw:layer="layout" svg:width="0.99cm" svg:height="1.171cm" draw:transform="rotate (0.105243353895238) translate (27.52cm 10.194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027.049180327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9" draw:text-style-name="P14" draw:layer="layout" svg:width="1.514cm" svg:height="0.624cm" svg:x="27.743cm" svg:y="10.414cm">
          <draw:text-box>
            <text:p text:style-name="P2"><text:span text:style-name="T8">OR</text:span></text:p>
          </draw:text-box>
        </draw:frame>
        <draw:line draw:style-name="gr3" draw:text-style-name="P1" draw:layer="layout" svg:x1="20.365cm" svg:y1="10.243cm" svg:x2="20.074cm" svg:y2="10.632cm">
          <text:p text:style-name="P2"/>
        </draw:line>
        <draw:frame draw:style-name="gr27" draw:text-style-name="P11" draw:layer="layout" svg:width="0.718cm" svg:height="0.687cm" svg:x="19.691cm" svg:y="9.978cm">
          <draw:text-box>
            <text:p text:style-name="P2"><text:span text:style-name="T6">8</text:span></text:p>
          </draw:text-box>
        </draw:frame>
        <draw:frame draw:style-name="gr10" draw:text-style-name="P15" draw:layer="layout" svg:width="2.886cm" svg:height="0.64cm" svg:x="33.874cm" svg:y="15.558cm">
          <draw:text-box>
            <text:p text:style-name="P2"><text:span text:style-name="T4">Dirty_Upd_0</text:span></text:p>
          </draw:text-box>
        </draw:frame>
        <draw:line draw:style-name="gr3" draw:text-style-name="P1" draw:layer="layout" svg:x1="23.255cm" svg:y1="10.971cm" svg:x2="24.589cm" svg:y2="10.972cm">
          <text:p text:style-name="P2"/>
        </draw:line>
        <draw:line draw:style-name="gr23" draw:text-style-name="P1" draw:layer="layout" svg:x1="19.047cm" svg:y1="9.099cm" svg:x2="19.047cm" svg:y2="10.078cm">
          <text:p text:style-name="P2"/>
        </draw:line>
        <draw:line draw:style-name="gr3" draw:text-style-name="P1" draw:layer="layout" svg:x1="19.024cm" svg:y1="9.097cm" svg:x2="29.201cm" svg:y2="9.127cm">
          <text:p text:style-name="P2"/>
        </draw:line>
        <draw:line draw:style-name="gr3" draw:text-style-name="P1" draw:layer="layout" svg:x1="29.225cm" svg:y1="10.705cm" svg:x2="29.225cm" svg:y2="9.128cm">
          <text:p text:style-name="P2"/>
        </draw:line>
        <draw:line draw:style-name="gr3" draw:text-style-name="P1" draw:layer="layout" svg:x1="23.278cm" svg:y1="11.725cm" svg:x2="23.295cm" svg:y2="12.574cm">
          <text:p text:style-name="P2"/>
        </draw:line>
        <draw:custom-shape draw:style-name="gr26" draw:text-style-name="P1" draw:layer="layout" svg:width="1.191cm" svg:height="0.688cm" draw:transform="rotate (3.13914919263641) translate (23.898cm 13.241cm)">
          <text:p text:style-name="P2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20.802cm" svg:y1="10.462cm" svg:x2="20.796cm" svg:y2="7.012cm">
          <text:p text:style-name="P2"/>
        </draw:line>
        <draw:frame draw:style-name="gr27" draw:text-style-name="P11" draw:layer="layout" svg:width="0.718cm" svg:height="0.687cm" svg:x="20.215cm" svg:y="8.125cm">
          <draw:text-box>
            <text:p text:style-name="P2"><text:span text:style-name="T6">8</text:span></text:p>
          </draw:text-box>
        </draw:frame>
        <draw:line draw:style-name="gr3" draw:text-style-name="P1" draw:layer="layout" svg:x1="20.982cm" svg:y1="8.599cm" svg:x2="20.636cm" svg:y2="8.867cm">
          <text:p text:style-name="P2"/>
        </draw:line>
        <draw:custom-shape draw:style-name="gr1" draw:text-style-name="P1" draw:layer="layout" svg:width="0.815cm" svg:height="1.14cm" draw:transform="rotate (-1.57830124257936) translate (37.649cm 2.14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9" draw:text-style-name="P12" draw:layer="layout" svg:width="1.514cm" svg:height="0.738cm" svg:x="36.734cm" svg:y="2.215cm">
          <draw:text-box>
            <text:p text:style-name="P2"><text:span text:style-name="T3">&amp;</text:span></text:p>
          </draw:text-box>
        </draw:frame>
        <draw:custom-shape draw:style-name="gr26" draw:text-style-name="P1" draw:layer="layout" svg:width="1.401cm" svg:height="0.688cm" draw:transform="rotate (3.13914919263641) translate (21.905cm 7.727cm)">
          <text:p text:style-name="P2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24.783cm" svg:y1="7.33cm" svg:x2="21.751cm" svg:y2="7.355cm">
          <text:p text:style-name="P2"/>
        </draw:line>
        <draw:frame draw:style-name="gr30" draw:text-style-name="P4" draw:layer="layout" svg:width="2.084cm" svg:height="0.603cm" svg:x="24.252cm" svg:y="6.698cm">
          <draw:text-box>
            <text:p text:style-name="P2"><text:span text:style-name="T2">Replace_0</text:span></text:p>
          </draw:text-box>
        </draw:frame>
        <draw:line draw:style-name="gr3" draw:text-style-name="P1" draw:layer="layout" svg:x1="21.722cm" svg:y1="8.889cm" svg:x2="21.696cm" svg:y2="7.699cm">
          <text:p text:style-name="P2"/>
        </draw:line>
        <draw:frame draw:style-name="gr31" draw:text-style-name="P11" draw:layer="layout" svg:width="0.793cm" svg:height="0.789cm" svg:x="21.141cm" svg:y="8.261cm">
          <draw:text-box>
            <text:p text:style-name="P2"><text:span text:style-name="T6">8</text:span></text:p>
          </draw:text-box>
        </draw:frame>
        <draw:line draw:style-name="gr3" draw:text-style-name="P1" draw:layer="layout" svg:x1="21.855cm" svg:y1="8.545cm" svg:x2="21.509cm" svg:y2="8.813cm">
          <text:p text:style-name="P2"/>
        </draw:line>
        <draw:frame draw:style-name="gr31" draw:text-style-name="P11" draw:layer="layout" svg:width="0.793cm" svg:height="0.789cm" svg:x="21.115cm" svg:y="7.68cm">
          <draw:text-box>
            <text:p text:style-name="P2"><text:span text:style-name="T6">0</text:span></text:p>
          </draw:text-box>
        </draw:frame>
        <draw:frame draw:style-name="gr32" draw:text-style-name="P4" draw:layer="layout" svg:width="2.03cm" svg:height="0.604cm" svg:x="20.523cm" svg:y="7.133cm">
          <draw:text-box>
            <text:p text:style-name="P2"><text:span text:style-name="T2">1 <text:s text:c="5"/>0</text:span></text:p>
          </draw:text-box>
        </draw:frame>
        <draw:line draw:style-name="gr23" draw:text-style-name="P1" draw:layer="layout" svg:x1="21.236cm" svg:y1="7.028cm" svg:x2="21.239cm" svg:y2="4.976cm">
          <text:p text:style-name="P2"/>
        </draw:line>
        <draw:frame draw:style-name="gr10" draw:text-style-name="P16" draw:layer="layout" svg:width="2.592cm" svg:height="0.806cm" svg:x="21.061cm" svg:y="5.416cm">
          <draw:text-box>
            <text:p text:style-name="P2"><text:span text:style-name="T1">cb_dirty</text:span></text:p>
          </draw:text-box>
        </draw:frame>
        <draw:line draw:style-name="gr3" draw:text-style-name="P1" draw:layer="layout" svg:x1="23.742cm" svg:y1="14.853cm" svg:x2="23.744cm" svg:y2="13.238cm">
          <text:p text:style-name="P2"/>
        </draw:line>
        <draw:frame draw:style-name="gr31" draw:text-style-name="P11" draw:layer="layout" svg:width="0.793cm" svg:height="0.789cm" svg:x="23.24cm" svg:y="13.928cm">
          <draw:text-box>
            <text:p text:style-name="P2"><text:span text:style-name="T6">8</text:span></text:p>
          </draw:text-box>
        </draw:frame>
        <draw:frame draw:style-name="gr33" draw:text-style-name="P11" draw:layer="layout" svg:width="0.793cm" svg:height="1.1cm" svg:x="23.216cm" svg:y="13.245cm">
          <draw:text-box>
            <text:p text:style-name="P2"><text:span text:style-name="T6">0</text:span></text:p>
          </draw:text-box>
        </draw:frame>
        <draw:line draw:style-name="gr3" draw:text-style-name="P1" draw:layer="layout" svg:x1="23.98cm" svg:y1="14.298cm" svg:x2="23.531cm" svg:y2="14.615cm">
          <text:p text:style-name="P2"/>
        </draw:line>
        <draw:line draw:style-name="gr3" draw:text-style-name="P1" draw:layer="layout" svg:x1="23.186cm" svg:y1="14.272cm" svg:x2="22.736cm" svg:y2="14.642cm">
          <text:p text:style-name="P2"/>
        </draw:line>
        <draw:frame draw:style-name="gr31" draw:text-style-name="P11" draw:layer="layout" svg:width="0.74cm" svg:height="0.789cm" svg:x="22.37cm" svg:y="13.93cm">
          <draw:text-box>
            <text:p text:style-name="P2"><text:span text:style-name="T6">8</text:span></text:p>
          </draw:text-box>
        </draw:frame>
        <draw:frame draw:style-name="gr31" draw:text-style-name="P11" draw:layer="layout" svg:width="0.793cm" svg:height="0.789cm" svg:x="23.121cm" svg:y="10.479cm">
          <draw:text-box>
            <text:p text:style-name="P2"><text:span text:style-name="T6">8</text:span></text:p>
          </draw:text-box>
        </draw:frame>
        <draw:line draw:style-name="gr3" draw:text-style-name="P1" draw:layer="layout" svg:x1="23.764cm" svg:y1="10.778cm" svg:x2="23.466cm" svg:y2="11.165cm">
          <text:p text:style-name="P2"/>
        </draw:line>
        <draw:line draw:style-name="gr23" draw:text-style-name="P1" draw:layer="layout" svg:x1="22.915cm" svg:y1="15.681cm" svg:x2="22.922cm" svg:y2="13.213cm">
          <text:p text:style-name="P2"/>
        </draw:line>
        <draw:line draw:style-name="gr23" draw:text-style-name="P1" draw:layer="layout" svg:x1="9.563cm" svg:y1="17.574cm" svg:x2="9.566cm" svg:y2="19.177cm">
          <text:p text:style-name="P2"/>
        </draw:line>
        <draw:frame draw:style-name="gr34" draw:text-style-name="P11" draw:layer="layout" svg:width="0.718cm" svg:height="0.848cm" svg:x="9.024cm" svg:y="17.854cm">
          <draw:text-box>
            <text:p text:style-name="P2"><text:span text:style-name="T6">3</text:span></text:p>
          </draw:text-box>
        </draw:frame>
        <draw:line draw:style-name="gr3" draw:text-style-name="P1" draw:layer="layout" svg:x1="23.865cm" svg:y1="12.942cm" svg:x2="26.628cm" svg:y2="12.938cm">
          <text:p text:style-name="P2"/>
        </draw:line>
        <draw:custom-shape draw:style-name="gr1" draw:text-style-name="P1" draw:layer="layout" svg:width="0.916cm" svg:height="1.033cm" draw:transform="rotate (3.1403709231128) translate (36.283cm 2.53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9" draw:text-style-name="P12" draw:layer="layout" svg:width="0.966cm" svg:height="0.738cm" svg:x="35.458cm" svg:y="1.657cm">
          <draw:text-box>
            <text:p text:style-name="P2"><text:span text:style-name="T3">&amp;</text:span></text:p>
          </draw:text-box>
        </draw:frame>
        <draw:custom-shape draw:style-name="gr1" draw:text-style-name="P1" draw:layer="layout" svg:width="0.916cm" svg:height="1.033cm" draw:transform="rotate (3.1403709231128) translate (34.335cm 2.58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" draw:text-style-name="P1" draw:layer="layout" svg:x1="27.394cm" svg:y1="12.653cm" svg:x2="29.273cm" svg:y2="12.677cm">
          <text:p text:style-name="P2"/>
        </draw:line>
        <draw:line draw:style-name="gr3" draw:text-style-name="P1" draw:layer="layout" svg:x1="27.474cm" svg:y1="13.183cm" svg:x2="29.061cm" svg:y2="13.208cm">
          <text:p text:style-name="P2"/>
        </draw:line>
        <draw:frame draw:style-name="gr10" draw:text-style-name="P15" draw:layer="layout" svg:width="2.886cm" svg:height="0.64cm" svg:x="27.54cm" svg:y="12.676cm">
          <draw:text-box>
            <text:p text:style-name="P2"><text:span text:style-name="T4">Hit_0</text:span></text:p>
          </draw:text-box>
        </draw:frame>
        <draw:frame draw:style-name="gr35" draw:text-style-name="P15" draw:layer="layout" svg:width="2.065cm" svg:height="0.641cm" svg:x="27.537cm" svg:y="12.16cm">
          <draw:text-box>
            <text:p text:style-name="P2"><text:span text:style-name="T4">rd_wr_b</text:span></text:p>
          </draw:text-box>
        </draw:frame>
        <draw:frame draw:style-name="gr31" draw:text-style-name="P11" draw:layer="layout" svg:width="0.74cm" svg:height="0.789cm" svg:x="22.673cm" svg:y="12.632cm">
          <draw:text-box>
            <text:p text:style-name="P2"><text:span text:style-name="T6">1</text:span></text:p>
          </draw:text-box>
        </draw:frame>
        <draw:frame draw:style-name="gr31" draw:text-style-name="P11" draw:layer="layout" svg:width="0.74cm" svg:height="0.789cm" svg:x="23.249cm" svg:y="12.656cm">
          <draw:text-box>
            <text:p text:style-name="P2"><text:span text:style-name="T6">0</text:span></text:p>
          </draw:text-box>
        </draw:frame>
        <draw:rect draw:style-name="gr15" draw:text-style-name="P17" draw:layer="layout" svg:width="1.389cm" svg:height="0.547cm" svg:x="11.708cm" svg:y="19.163cm">
          <text:p text:style-name="P5"><text:span text:style-name="T2">Decoder</text:span></text:p>
        </draw:rect>
        <draw:line draw:style-name="gr3" draw:text-style-name="P1" draw:layer="layout" svg:x1="9.783cm" svg:y1="18.204cm" svg:x2="9.418cm" svg:y2="18.568cm">
          <text:p text:style-name="P2"/>
        </draw:line>
        <draw:line draw:style-name="gr23" draw:text-style-name="P1" draw:layer="layout" svg:x1="13.088cm" svg:y1="19.496cm" svg:x2="14.88cm" svg:y2="19.496cm">
          <text:p text:style-name="P2"/>
        </draw:line>
        <draw:frame draw:style-name="gr10" draw:text-style-name="P15" draw:layer="layout" svg:width="2.886cm" svg:height="0.64cm" svg:x="14.716cm" svg:y="19.174cm">
          <draw:text-box>
            <text:p text:style-name="P2"><text:span text:style-name="T4">Dirty_Index</text:span></text:p>
          </draw:text-box>
        </draw:frame>
        <draw:frame draw:style-name="gr2" draw:text-style-name="P10" draw:layer="layout" svg:width="0.718cm" svg:height="0.687cm" svg:x="13.505cm" svg:y="18.981cm">
          <draw:text-box>
            <text:p text:style-name="P2"><text:span text:style-name="T6">8</text:span></text:p>
          </draw:text-box>
        </draw:frame>
        <draw:line draw:style-name="gr3" draw:text-style-name="P1" draw:layer="layout" svg:x1="14.136cm" svg:y1="19.399cm" svg:x2="13.845cm" svg:y2="19.702cm">
          <text:p text:style-name="P2"/>
        </draw:line>
        <draw:line draw:style-name="gr23" draw:text-style-name="P1" draw:layer="layout" svg:x1="37.685cm" svg:y1="13.28cm" svg:x2="35.066cm" svg:y2="13.28cm">
          <text:p text:style-name="P2"/>
        </draw:line>
        <draw:frame draw:style-name="gr10" draw:text-style-name="P4" draw:layer="layout" svg:width="2.197cm" svg:height="0.603cm" svg:x="35.727cm" svg:y="12.607cm">
          <draw:text-box>
            <text:p text:style-name="P2"><text:span text:style-name="T2">Replace_0</text:span></text:p>
          </draw:text-box>
        </draw:frame>
        <draw:custom-shape draw:style-name="gr26" draw:text-style-name="P1" draw:layer="layout" svg:width="1.191cm" svg:height="0.694cm" draw:transform="rotate (3.13914919263641) translate (36.775cm 13.846cm)">
          <text:p text:style-name="P2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36.564cm" svg:y1="15.452cm" svg:x2="36.566cm" svg:y2="13.837cm">
          <text:p text:style-name="P2"/>
        </draw:line>
        <draw:frame draw:style-name="gr31" draw:text-style-name="P11" draw:layer="layout" svg:width="0.793cm" svg:height="0.789cm" svg:x="36.038cm" svg:y="14.479cm">
          <draw:text-box>
            <text:p text:style-name="P2"><text:span text:style-name="T6">8</text:span></text:p>
          </draw:text-box>
        </draw:frame>
        <draw:line draw:style-name="gr3" draw:text-style-name="P1" draw:layer="layout" svg:x1="36.802cm" svg:y1="14.897cm" svg:x2="36.353cm" svg:y2="15.214cm">
          <text:p text:style-name="P2"/>
        </draw:line>
        <draw:line draw:style-name="gr3" draw:text-style-name="P1" draw:layer="layout" svg:x1="36.008cm" svg:y1="14.871cm" svg:x2="35.558cm" svg:y2="15.241cm">
          <text:p text:style-name="P2"/>
        </draw:line>
        <draw:frame draw:style-name="gr31" draw:text-style-name="P11" draw:layer="layout" svg:width="0.74cm" svg:height="0.789cm" svg:x="35.217cm" svg:y="14.48cm">
          <draw:text-box>
            <text:p text:style-name="P2"><text:span text:style-name="T6">8</text:span></text:p>
          </draw:text-box>
        </draw:frame>
        <draw:line draw:style-name="gr23" draw:text-style-name="P1" draw:layer="layout" svg:x1="35.744cm" svg:y1="15.399cm" svg:x2="35.744cm" svg:y2="13.812cm">
          <text:p text:style-name="P2"/>
        </draw:line>
        <draw:frame draw:style-name="gr31" draw:text-style-name="P11" draw:layer="layout" svg:width="0.74cm" svg:height="0.789cm" svg:x="35.423cm" svg:y="13.255cm">
          <draw:text-box>
            <text:p text:style-name="P2"><text:span text:style-name="T6">1</text:span></text:p>
          </draw:text-box>
        </draw:frame>
        <draw:frame draw:style-name="gr36" draw:text-style-name="P11" draw:layer="layout" svg:width="0.74cm" svg:height="0.687cm" svg:x="36.071cm" svg:y="13.255cm">
          <draw:text-box>
            <text:p text:style-name="P2"><text:span text:style-name="T6">0</text:span></text:p>
          </draw:text-box>
        </draw:frame>
        <draw:frame draw:style-name="gr10" draw:text-style-name="P15" draw:layer="layout" svg:width="2.886cm" svg:height="0.64cm" svg:x="37.326cm" svg:y="15.256cm">
          <draw:text-box>
            <text:p text:style-name="P2"><text:span text:style-name="T4">Decoded</text:span></text:p>
          </draw:text-box>
        </draw:frame>
        <draw:line draw:style-name="gr3" draw:text-style-name="P1" draw:layer="layout" svg:x1="12.992cm" svg:y1="15.314cm" svg:x2="12.629cm" svg:y2="15.73cm">
          <text:p text:style-name="P2"/>
        </draw:line>
        <draw:frame draw:style-name="gr37" draw:text-style-name="P11" draw:layer="layout" svg:width="0.718cm" svg:height="0.687cm" svg:x="12.331cm" svg:y="14.943cm">
          <draw:text-box draw:corner-radius="0.274cm">
            <text:p text:style-name="P2"><text:span text:style-name="T6">8</text:span></text:p>
          </draw:text-box>
        </draw:frame>
        <draw:rect draw:style-name="gr38" draw:text-style-name="P18" draw:id="id4" draw:layer="layout" svg:width="1.811cm" svg:height="0.531cm" svg:x="10.981cm" svg:y="13.135cm">
          <text:p text:style-name="P7"><text:span text:style-name="T4">in_ad2_t1</text:span></text:p>
        </draw:rect>
        <draw:line draw:style-name="gr23" draw:text-style-name="P1" draw:layer="layout" svg:x1="9.686cm" svg:y1="15.439cm" svg:x2="11.044cm" svg:y2="15.414cm">
          <text:p text:style-name="P2"/>
        </draw:line>
        <draw:rect draw:style-name="gr38" draw:text-style-name="P18" draw:layer="layout" svg:width="1.784cm" svg:height="0.531cm" svg:x="10.96cm" svg:y="15.151cm">
          <text:p text:style-name="P7"><text:span text:style-name="T4">in_ad1_t0</text:span></text:p>
        </draw:rect>
        <draw:connector draw:style-name="gr23" draw:text-style-name="P1" draw:layer="layout" svg:x1="17.258cm" svg:y1="10.936cm" svg:x2="19.224cm" svg:y2="17.058cm" draw:start-shape="id1" draw:end-shape="id3" draw:end-glue-point="6">
          <text:p text:style-name="P2"/>
        </draw:connector>
        <draw:frame draw:style-name="gr10" draw:text-style-name="P13" draw:layer="layout" svg:width="2.886cm" svg:height="0.657cm" svg:x="16.038cm" svg:y="9.295cm">
          <draw:text-box>
            <text:p text:style-name="P2"><text:span text:style-name="T7">Tag_t3</text:span></text:p>
          </draw:text-box>
        </draw:frame>
        <draw:rect draw:style-name="gr38" draw:text-style-name="P18" draw:id="id5" draw:layer="layout" svg:width="2.126cm" svg:height="0.531cm" svg:x="18.677cm" svg:y="14.543cm">
          <text:p text:style-name="P7"><text:span text:style-name="T4">in_ad3_t2</text:span></text:p>
        </draw:rect>
        <draw:connector draw:style-name="gr23" draw:text-style-name="P1" draw:layer="layout" svg:x1="12.792cm" svg:y1="13.4cm" svg:x2="19.74cm" svg:y2="14.543cm" draw:start-shape="id4" draw:start-glue-point="1" draw:end-shape="id5" draw:end-glue-point="0">
          <text:p text:style-name="P2"/>
        </draw:connector>
        <draw:line draw:style-name="gr23" draw:text-style-name="P1" draw:layer="layout" svg:x1="19.734cm" svg:y1="15.147cm" svg:x2="19.734cm" svg:y2="16.555cm">
          <text:p text:style-name="P2"/>
        </draw:line>
        <draw:rect draw:style-name="gr38" draw:text-style-name="P18" draw:layer="layout" svg:width="1.616cm" svg:height="0.51cm" svg:x="8.748cm" svg:y="12.064cm">
          <text:p text:style-name="P7"><text:span text:style-name="T4">index2_t1</text:span></text:p>
        </draw:rect>
        <draw:line draw:style-name="gr3" draw:text-style-name="P1" draw:layer="layout" svg:x1="9.515cm" svg:y1="13.132cm" svg:x2="9.539cm" svg:y2="12.549cm">
          <text:p text:style-name="P2"/>
        </draw:line>
        <draw:line draw:style-name="gr23" draw:text-style-name="P1" draw:layer="layout" svg:x1="9.491cm" svg:y1="12.088cm" svg:x2="9.515cm" svg:y2="11.068cm">
          <text:p text:style-name="P2"/>
        </draw:line>
        <draw:line draw:style-name="gr3" draw:text-style-name="P1" draw:layer="layout" svg:x1="11.7cm" svg:y1="15.194cm" svg:x2="11.7cm" svg:y2="13.714cm">
          <text:p text:style-name="P2"/>
        </draw:line>
        <draw:rect draw:style-name="gr38" draw:text-style-name="P18" draw:layer="layout" svg:width="1.822cm" svg:height="0.51cm" svg:x="8.641cm" svg:y="17.088cm">
          <text:p text:style-name="P7"><text:span text:style-name="T4">in_line1_t0</text:span></text:p>
        </draw:rect>
        <draw:rect draw:style-name="gr38" draw:text-style-name="P18" draw:layer="layout" svg:width="1.86cm" svg:height="0.51cm" svg:x="8.676cm" svg:y="19.177cm">
          <text:p text:style-name="P7"><text:span text:style-name="T4">in_line2_t1</text:span></text:p>
        </draw:rect>
        <draw:frame draw:style-name="gr34" draw:text-style-name="P11" draw:layer="layout" svg:width="0.718cm" svg:height="0.848cm" svg:x="9.073cm" svg:y="15.647cm">
          <draw:text-box>
            <text:p text:style-name="P2"><text:span text:style-name="T6">3</text:span></text:p>
          </draw:text-box>
        </draw:frame>
        <draw:line draw:style-name="gr3" draw:text-style-name="P1" draw:layer="layout" svg:x1="9.711cm" svg:y1="16.02cm" svg:x2="9.346cm" svg:y2="16.384cm">
          <text:p text:style-name="P2"/>
        </draw:line>
        <draw:line draw:style-name="gr23" draw:text-style-name="P1" draw:layer="layout" svg:x1="9.579cm" svg:y1="15.601cm" svg:x2="9.566cm" svg:y2="17.042cm">
          <text:p text:style-name="P2"/>
        </draw:line>
        <draw:line draw:style-name="gr23" draw:text-style-name="P1" draw:layer="layout" svg:x1="10.536cm" svg:y1="19.421cm" svg:x2="11.675cm" svg:y2="19.418cm">
          <text:p text:style-name="P2"/>
        </draw:line>
        <draw:frame draw:style-name="gr10" draw:text-style-name="P15" draw:layer="layout" svg:width="2.445cm" svg:height="0.64cm" svg:x="22.752cm" svg:y="15.267cm">
          <draw:text-box>
            <text:p text:style-name="P2"><text:span text:style-name="T4">Dirty_Index</text:span></text:p>
          </draw:text-box>
        </draw:frame>
        <draw:line draw:style-name="gr3" draw:text-style-name="P1" draw:layer="layout" svg:x1="9.54cm" svg:y1="15.219cm" svg:x2="9.564cm" svg:y2="13.69cm">
          <text:p text:style-name="P2"/>
        </draw:line>
        <draw:rect draw:style-name="gr38" draw:text-style-name="P19" draw:layer="layout" svg:width="1.301cm" svg:height="0.51cm" svg:x="3.097cm" svg:y="10.194cm">
          <text:p text:style-name="P7"><text:span text:style-name="T2">rdwr_t0</text:span></text:p>
        </draw:rect>
        <draw:line draw:style-name="gr16" draw:text-style-name="P1" draw:layer="layout" svg:x1="4.393cm" svg:y1="10.511cm" svg:x2="5.005cm" svg:y2="10.51cm">
          <text:p text:style-name="P2"/>
        </draw:line>
        <draw:rect draw:style-name="gr38" draw:text-style-name="P19" draw:layer="layout" svg:width="1.301cm" svg:height="0.51cm" svg:x="5.016cm" svg:y="10.244cm">
          <text:p text:style-name="P7"><text:span text:style-name="T2">rdwr_t1</text:span></text:p>
        </draw:rect>
        <draw:line draw:style-name="gr39" draw:text-style-name="P1" draw:layer="layout" svg:x1="6.36cm" svg:y1="10.51cm" svg:x2="6.724cm" svg:y2="10.511cm">
          <text:p text:style-name="P2"/>
        </draw:line>
        <draw:line draw:style-name="gr3" draw:text-style-name="P1" draw:layer="layout" svg:x1="9.515cm" svg:y1="11.797cm" svg:x2="13.447cm" svg:y2="11.821cm">
          <text:p text:style-name="P2"/>
        </draw:line>
        <draw:line draw:style-name="gr3" draw:text-style-name="P1" draw:layer="layout" svg:x1="13.447cm" svg:y1="11.845cm" svg:x2="13.374cm" svg:y2="5.146cm">
          <text:p text:style-name="P2"/>
        </draw:line>
        <draw:ellipse draw:style-name="gr20" draw:text-style-name="P1" draw:layer="layout" svg:width="0.397cm" svg:height="0.403cm" svg:x="12.644cm" svg:y="4.904cm">
          <text:p text:style-name="P2"/>
        </draw:ellipse>
        <draw:line draw:style-name="gr3" draw:text-style-name="P1" draw:layer="layout" svg:x1="13.059cm" svg:y1="5.849cm" svg:x2="12.623cm" svg:y2="6.142cm">
          <text:p text:style-name="P2"/>
        </draw:line>
        <draw:frame draw:style-name="gr40" draw:text-style-name="P11" draw:layer="layout" svg:width="0.904cm" svg:height="0.687cm" svg:x="12.209cm" svg:y="5.493cm">
          <draw:text-box>
            <text:p text:style-name="P2"><text:span text:style-name="T6">11</text:span></text:p>
          </draw:text-box>
        </draw:frame>
        <draw:line draw:style-name="gr3" draw:text-style-name="P1" draw:layer="layout" svg:x1="13.593cm" svg:y1="6.553cm" svg:x2="13.158cm" svg:y2="6.917cm">
          <text:p text:style-name="P2"/>
        </draw:line>
        <draw:line draw:style-name="gr3" draw:text-style-name="P1" draw:layer="layout" svg:x1="10.923cm" svg:y1="19.419cm" svg:x2="10.923cm" svg:y2="16.652cm">
          <text:p text:style-name="P2"/>
        </draw:line>
        <draw:line draw:style-name="gr3" draw:text-style-name="P1" draw:layer="layout" svg:x1="10.899cm" svg:y1="16.652cm" svg:x2="14.054cm" svg:y2="16.701cm">
          <text:p text:style-name="P2"/>
        </draw:line>
        <draw:line draw:style-name="gr3" draw:text-style-name="P1" draw:layer="layout" svg:x1="12.913cm" svg:y1="13.399cm" svg:x2="12.84cm" svg:y2="5.316cm">
          <text:p text:style-name="P2"/>
        </draw:line>
        <draw:line draw:style-name="gr3" draw:text-style-name="P1" draw:layer="layout" svg:x1="13.009cm" svg:y1="5.194cm" svg:x2="13.423cm" svg:y2="5.194cm">
          <text:p text:style-name="P2"/>
        </draw:line>
        <draw:frame draw:style-name="gr41" draw:text-style-name="P11" draw:layer="layout" svg:width="0.718cm" svg:height="0.697cm" svg:x="12.858cm" svg:y="6.198cm">
          <draw:text-box>
            <text:p text:style-name="P2"><text:span text:style-name="T6">8</text:span></text:p>
          </draw:text-box>
        </draw:frame>
        <draw:line draw:style-name="gr3" draw:text-style-name="P1" draw:layer="layout" svg:x1="13.981cm" svg:y1="5.121cm" svg:x2="14.078cm" svg:y2="16.701cm">
          <text:p text:style-name="P2"/>
        </draw:line>
        <draw:line draw:style-name="gr3" draw:text-style-name="P1" draw:layer="layout" svg:x1="13.058cm" svg:y1="5.122cm" svg:x2="14.054cm" svg:y2="5.146cm">
          <text:p text:style-name="P2"/>
        </draw:line>
        <draw:line draw:style-name="gr3" draw:text-style-name="P1" draw:layer="layout" svg:x1="14.226cm" svg:y1="6.626cm" svg:x2="13.791cm" svg:y2="6.99cm">
          <text:p text:style-name="P2"/>
        </draw:line>
        <draw:frame draw:style-name="gr41" draw:text-style-name="P11" draw:layer="layout" svg:width="0.718cm" svg:height="0.697cm" svg:x="13.466cm" svg:y="6.271cm">
          <draw:text-box>
            <text:p text:style-name="P2"><text:span text:style-name="T6">3</text:span></text:p>
          </draw:text-box>
        </draw:frame>
        <draw:line draw:style-name="gr23" draw:text-style-name="P1" draw:layer="layout" svg:x1="13.23cm" svg:y1="2.67cm" svg:x2="13.23cm" svg:y2="1.383cm">
          <text:p text:style-name="P2"/>
        </draw:line>
        <draw:frame draw:style-name="gr42" draw:text-style-name="P16" draw:layer="layout" svg:width="2.776cm" svg:height="0.872cm" svg:x="13.269cm" svg:y="1.24cm">
          <draw:text-box>
            <text:p text:style-name="P2"><text:span text:style-name="T1">cb_addr</text:span></text:p>
          </draw:text-box>
        </draw:frame>
        <draw:frame draw:style-name="gr27" draw:text-style-name="P11" draw:layer="layout" svg:width="1.048cm" svg:height="0.687cm" svg:x="12.155cm" svg:y="3.757cm">
          <draw:text-box>
            <text:p text:style-name="P2"><text:span text:style-name="T6">22</text:span></text:p>
          </draw:text-box>
        </draw:frame>
        <draw:line draw:style-name="gr3" draw:text-style-name="P1" draw:layer="layout" svg:x1="13.093cm" svg:y1="4.182cm" svg:x2="12.671cm" svg:y2="4.442cm">
          <text:p text:style-name="P2"/>
        </draw:line>
        <draw:custom-shape draw:style-name="gr26" draw:text-style-name="P1" draw:layer="layout" svg:width="1.395cm" svg:height="0.688cm" draw:transform="rotate (3.13914919263641) translate (13.943cm 3.334cm)">
          <text:p text:style-name="P2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3.908cm" svg:y1="4.151cm" svg:x2="13.523cm" svg:y2="4.445cm">
          <text:p text:style-name="P2"/>
        </draw:line>
        <draw:frame draw:style-name="gr31" draw:text-style-name="P11" draw:layer="layout" svg:width="0.793cm" svg:height="0.789cm" svg:x="13.08cm" svg:y="3.263cm">
          <draw:text-box>
            <text:p text:style-name="P2"><text:span text:style-name="T6">0</text:span></text:p>
          </draw:text-box>
        </draw:frame>
        <draw:frame draw:style-name="gr43" draw:text-style-name="P4" draw:layer="layout" svg:width="2.03cm" svg:height="0.634cm" svg:x="12.463cm" svg:y="2.692cm">
          <draw:text-box>
            <text:p text:style-name="P2"><text:span text:style-name="T2"><text:s/></text:span><text:span text:style-name="T2">1 <text:s text:c="4"/>0</text:span></text:p>
          </draw:text-box>
        </draw:frame>
        <draw:line draw:style-name="gr3" draw:text-style-name="P1" draw:layer="layout" svg:x1="12.865cm" svg:y1="4.928cm" svg:x2="12.84cm" svg:y2="3.35cm">
          <text:p text:style-name="P2"/>
        </draw:line>
        <draw:frame draw:style-name="gr27" draw:text-style-name="P11" draw:layer="layout" svg:width="1.048cm" svg:height="0.687cm" svg:x="12.956cm" svg:y="3.757cm">
          <draw:text-box>
            <text:p text:style-name="P2"><text:span text:style-name="T6">22</text:span></text:p>
          </draw:text-box>
        </draw:frame>
        <draw:line draw:style-name="gr3" draw:text-style-name="P1" draw:layer="layout" svg:x1="13.69cm" svg:y1="4.733cm" svg:x2="13.641cm" svg:y2="3.35cm">
          <text:p text:style-name="P2"/>
        </draw:line>
        <draw:frame draw:style-name="gr30" draw:text-style-name="P4" draw:layer="layout" svg:width="2.084cm" svg:height="0.603cm" svg:x="19.616cm" svg:y="1.943cm">
          <draw:text-box>
            <text:p text:style-name="P2"><text:span text:style-name="T2">Replace_0</text:span></text:p>
          </draw:text-box>
        </draw:frame>
        <draw:custom-shape draw:style-name="gr1" draw:text-style-name="P1" draw:layer="layout" svg:width="1.37cm" svg:height="1.954cm" draw:transform="rotate (-3.07422294446342) translate (19.776cm 4.03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3880.087527352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" draw:text-style-name="P1" draw:layer="layout" svg:x1="19.515cm" svg:y1="2.404cm" svg:x2="21.068cm" svg:y2="2.404cm">
          <text:p text:style-name="P2"/>
        </draw:line>
        <draw:frame draw:style-name="gr44" draw:text-style-name="P4" draw:layer="layout" svg:width="2.084cm" svg:height="0.727cm" svg:x="19.422cm" svg:y="2.476cm">
          <draw:text-box>
            <text:p text:style-name="P2"><text:span text:style-name="T2">Replace_1</text:span></text:p>
          </draw:text-box>
        </draw:frame>
        <draw:line draw:style-name="gr3" draw:text-style-name="P1" draw:layer="layout" svg:x1="19.296cm" svg:y1="2.961cm" svg:x2="20.826cm" svg:y2="2.963cm">
          <text:p text:style-name="P2"/>
        </draw:line>
        <draw:frame draw:style-name="gr30" draw:text-style-name="P4" draw:layer="layout" svg:width="2.084cm" svg:height="0.603cm" svg:x="19.471cm" svg:y="2.987cm">
          <draw:text-box>
            <text:p text:style-name="P2"><text:span text:style-name="T2">Replace_2</text:span></text:p>
          </draw:text-box>
        </draw:frame>
        <draw:line draw:style-name="gr3" draw:text-style-name="P1" draw:layer="layout" svg:x1="19.199cm" svg:y1="3.423cm" svg:x2="20.681cm" svg:y2="3.424cm">
          <text:p text:style-name="P2"/>
        </draw:line>
        <draw:frame draw:style-name="gr30" draw:text-style-name="P4" draw:layer="layout" svg:width="2.084cm" svg:height="0.603cm" svg:x="19.496cm" svg:y="3.473cm">
          <draw:text-box>
            <text:p text:style-name="P2"><text:span text:style-name="T2">Replace_3</text:span></text:p>
          </draw:text-box>
        </draw:frame>
        <draw:line draw:style-name="gr3" draw:text-style-name="P1" draw:layer="layout" svg:x1="19.518cm" svg:y1="3.935cm" svg:x2="21.071cm" svg:y2="3.935cm">
          <text:p text:style-name="P2"/>
        </draw:line>
        <draw:frame draw:style-name="gr2" draw:text-style-name="P3" draw:layer="layout" svg:width="1.243cm" svg:height="0.806cm" svg:x="18.275cm" svg:y="2.615cm">
          <draw:text-box>
            <text:p text:style-name="P2"><text:span text:style-name="T1">OR</text:span></text:p>
          </draw:text-box>
        </draw:frame>
        <draw:line draw:style-name="gr3" draw:text-style-name="P1" draw:layer="layout" svg:x1="13.714cm" svg:y1="2.961cm" svg:x2="18.326cm" svg:y2="2.937cm">
          <text:p text:style-name="P2"/>
        </draw:line>
        <draw:line draw:style-name="gr23" draw:text-style-name="P1" draw:layer="layout" svg:x1="15.924cm" svg:y1="2.938cm" svg:x2="15.923cm" svg:y2="1.505cm">
          <text:p text:style-name="P2"/>
        </draw:line>
        <draw:frame draw:style-name="gr10" draw:text-style-name="P16" draw:layer="layout" svg:width="2.592cm" svg:height="0.806cm" svg:x="15.94cm" svg:y="1.243cm">
          <draw:text-box>
            <text:p text:style-name="P2"><text:span text:style-name="T1">cb_valid</text:span></text:p>
          </draw:text-box>
        </draw:frame>
        <draw:custom-shape draw:style-name="gr26" draw:text-style-name="P1" draw:id="id6" draw:layer="layout" svg:width="1.456cm" svg:height="0.584cm" draw:transform="rotate (1.58790055346414) translate (6.676cm 11.578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7.258cm" svg:y1="10.875cm" svg:x2="7.962cm" svg:y2="10.875cm">
          <text:p text:style-name="P2"/>
        </draw:line>
        <draw:connector draw:style-name="gr45" draw:text-style-name="P9" draw:layer="layout" svg:x1="1.578cm" svg:y1="12.137cm" svg:x2="6.955cm" svg:y2="11.578cm" draw:end-shape="id6" draw:end-glue-point="5">
          <text:p text:style-name="P5"><text:span text:style-name="T1">valid</text:span></text:p>
        </draw:connector>
        <draw:frame draw:style-name="gr46" draw:text-style-name="P19" draw:layer="layout" svg:width="1.56cm" svg:height="0.642cm" svg:x="6.525cm" svg:y="10.219cm">
          <draw:text-box>
            <text:p text:style-name="P7"><text:span text:style-name="T2">1</text:span></text:p>
          </draw:text-box>
        </draw:frame>
        <draw:frame draw:style-name="gr46" draw:text-style-name="P19" draw:layer="layout" svg:width="1.56cm" svg:height="0.642cm" svg:x="6.5cm" svg:y="10.851cm">
          <draw:text-box>
            <text:p text:style-name="P7"><text:span text:style-name="T2">0</text:span></text:p>
          </draw:text-box>
        </draw:frame>
        <draw:line draw:style-name="gr47" draw:text-style-name="P17" draw:layer="layout" svg:x1="6.262cm" svg:y1="11.19cm" svg:x2="6.675cm" svg:y2="11.191cm">
          <text:p text:style-name="P5"><text:span text:style-name="T2">0</text:span></text:p>
        </draw:line>
        <draw:frame draw:style-name="gr25" draw:text-style-name="P12" draw:layer="layout" svg:width="1.206cm" svg:height="0.738cm" svg:x="7.75cm" svg:y="6.077cm">
          <draw:text-box>
            <text:p text:style-name="P2"><text:span text:style-name="T3">WA</text:span></text:p>
          </draw:text-box>
        </draw:frame>
        <draw:frame draw:style-name="gr25" draw:text-style-name="P12" draw:layer="layout" svg:width="1.31cm" svg:height="0.738cm" svg:x="9.782cm" svg:y="6.054cm">
          <draw:text-box>
            <text:p text:style-name="P2"><text:span text:style-name="T3">WE</text:span></text:p>
          </draw:text-box>
        </draw:frame>
        <draw:g>
          <draw:custom-shape draw:style-name="gr1" draw:text-style-name="P1" draw:layer="layout" svg:width="0.916cm" svg:height="1.033cm" draw:transform="rotate (3.1403709231128) translate (27.565cm 13.445cm)">
            <text:p text:style-name="P2"/>
  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frame draw:style-name="gr29" draw:text-style-name="P12" draw:layer="layout" svg:width="0.966cm" svg:height="0.738cm" svg:x="26.667cm" svg:y="12.548cm">
            <draw:text-box>
              <text:p text:style-name="P2"><text:span text:style-name="T3">&amp;</text:span></text:p>
            </draw:text-box>
          </draw:frame>
          <draw:custom-shape draw:style-name="gr7" draw:text-style-name="P1" draw:layer="layout" svg:width="0.198cm" svg:height="0.186cm" svg:x="27.382cm" svg:y="12.54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1" draw:layer="layout" svg:width="0.198cm" svg:height="0.186cm" svg:x="27.382cm" svg:y="12.54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8" draw:text-style-name="P14" draw:layer="layout" svg:width="2.33cm" svg:height="0.624cm" svg:x="24.516cm" svg:y="12.453cm">
            <draw:text-box>
              <text:p text:style-name="P2"><text:span text:style-name="T8">Write_Hit_0</text:span></text:p>
            </draw:text-box>
          </draw:frame>
        </draw:g>
        <draw:line draw:style-name="gr23" draw:text-style-name="P1" draw:layer="layout" svg:x1="10.34cm" svg:y1="5.243cm" svg:x2="10.34cm" svg:y2="6.093cm">
          <text:p text:style-name="P2"/>
        </draw:line>
        <draw:frame draw:style-name="gr49" draw:text-style-name="P14" draw:layer="layout" svg:width="2.185cm" svg:height="0.728cm" svg:x="10.316cm" svg:y="5.292cm">
          <draw:text-box>
            <text:p text:style-name="P2"><text:span text:style-name="T8">Replace_0</text:span></text:p>
          </draw:text-box>
        </draw:frame>
        <draw:line draw:style-name="gr23" draw:text-style-name="P1" draw:layer="layout" svg:x1="8.253cm" svg:y1="4.588cm" svg:x2="8.229cm" svg:y2="6.117cm">
          <text:p text:style-name="P2"/>
        </draw:line>
        <draw:line draw:style-name="gr3" draw:text-style-name="P1" draw:layer="layout" svg:x1="7.33cm" svg:y1="4.587cm" svg:x2="8.277cm" svg:y2="4.612cm">
          <text:p text:style-name="P2"/>
        </draw:line>
        <draw:line draw:style-name="gr3" draw:text-style-name="P1" draw:layer="layout" svg:x1="9.466cm" svg:y1="11.797cm" svg:x2="7.33cm" svg:y2="11.821cm">
          <text:p text:style-name="P2"/>
        </draw:line>
        <draw:line draw:style-name="gr3" draw:text-style-name="P1" draw:layer="layout" svg:x1="7.355cm" svg:y1="11.797cm" svg:x2="7.355cm" svg:y2="9.102cm">
          <text:p text:style-name="P2"/>
        </draw:line>
        <draw:line draw:style-name="gr3" draw:text-style-name="P1" draw:layer="layout" svg:x1="8.495cm" svg:y1="5.146cm" svg:x2="8.086cm" svg:y2="5.559cm">
          <text:p text:style-name="P2"/>
        </draw:line>
        <draw:frame draw:style-name="gr41" draw:text-style-name="P11" draw:layer="layout" svg:width="0.718cm" svg:height="0.697cm" svg:x="7.712cm" svg:y="4.84cm">
          <draw:text-box>
            <text:p text:style-name="P2"><text:span text:style-name="T6">8</text:span></text:p>
          </draw:text-box>
        </draw:frame>
        <draw:rect draw:style-name="gr38" draw:text-style-name="P18" draw:layer="layout" svg:width="1.616cm" svg:height="0.51cm" svg:x="6.101cm" svg:y="8.592cm">
          <text:p text:style-name="P7"><text:span text:style-name="T4">index3_t2</text:span></text:p>
        </draw:rect>
        <draw:rect draw:style-name="gr38" draw:text-style-name="P18" draw:layer="layout" svg:width="1.616cm" svg:height="0.51cm" svg:x="6.125cm" svg:y="7.5cm">
          <text:p text:style-name="P7"><text:span text:style-name="T4">index4_t3</text:span></text:p>
        </draw:rect>
        <draw:line draw:style-name="gr3" draw:text-style-name="P1" draw:layer="layout" svg:x1="7.379cm" svg:y1="8.593cm" svg:x2="7.379cm" svg:y2="8.01cm">
          <text:p text:style-name="P2"/>
        </draw:line>
        <draw:line draw:style-name="gr3" draw:text-style-name="P1" draw:layer="layout" svg:x1="7.379cm" svg:y1="7.5cm" svg:x2="7.379cm" svg:y2="4.587cm">
          <text:p text:style-name="P2"/>
        </draw:line>
        <draw:custom-shape draw:style-name="gr26" draw:text-style-name="P1" draw:layer="layout" svg:width="1.165cm" svg:height="0.58cm" draw:transform="rotate (1.58790055346414) translate (24.54cm 11.335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24.807cm" svg:y1="7.33cm" svg:x2="24.832cm" svg:y2="10.243cm">
          <text:p text:style-name="P2"/>
        </draw:line>
        <draw:ellipse draw:style-name="gr20" draw:text-style-name="P1" draw:layer="layout" svg:width="0.397cm" svg:height="0.403cm" svg:x="24.588cm" svg:y="7.186cm">
          <text:p text:style-name="P2"/>
        </draw:ellipse>
        <draw:frame draw:style-name="gr30" draw:text-style-name="P4" draw:layer="layout" svg:width="2.084cm" svg:height="0.955cm" svg:x="24.422cm" svg:y="10.219cm">
          <draw:text-box>
            <text:p text:style-name="P2"><text:span text:style-name="T2">0</text:span></text:p>
            <text:p text:style-name="P2"><text:span text:style-name="T2">1</text:span></text:p>
          </draw:text-box>
        </draw:frame>
        <draw:line draw:style-name="gr3" draw:text-style-name="P1" draw:layer="layout" svg:x1="26.385cm" svg:y1="11.749cm" svg:x2="23.278cm" svg:y2="11.749cm">
          <text:p text:style-name="P2"/>
        </draw:line>
        <draw:line draw:style-name="gr3" draw:text-style-name="P1" draw:layer="layout" svg:x1="26.361cm" svg:y1="10.996cm" svg:x2="26.385cm" svg:y2="11.797cm">
          <text:p text:style-name="P2"/>
        </draw:line>
        <draw:line draw:style-name="gr3" draw:text-style-name="P1" draw:layer="layout" svg:x1="27.769cm" svg:y1="10.972cm" svg:x2="26.337cm" svg:y2="10.972cm">
          <text:p text:style-name="P2"/>
        </draw:line>
        <draw:frame draw:style-name="gr31" draw:text-style-name="P11" draw:layer="layout" svg:width="0.793cm" svg:height="0.789cm" svg:x="23.85cm" svg:y="10.481cm">
          <draw:text-box>
            <text:p text:style-name="P2"><text:span text:style-name="T6">0</text:span></text:p>
          </draw:text-box>
        </draw:frame>
        <draw:line draw:style-name="gr3" draw:text-style-name="P1" draw:layer="layout" svg:x1="27.866cm" svg:y1="10.632cm" svg:x2="25.05cm" svg:y2="10.632cm">
          <text:p text:style-name="P2"/>
        </draw:line>
        <draw:line draw:style-name="gr3" draw:text-style-name="P1" draw:layer="layout" svg:x1="29.225cm" svg:y1="10.729cm" svg:x2="28.619cm" svg:y2="10.729cm">
          <text:p text:style-name="P2"/>
        </draw:line>
        <draw:rect draw:style-name="gr38" draw:text-style-name="P18" draw:layer="layout" svg:width="1.616cm" svg:height="0.51cm" svg:x="8.816cm" svg:y="13.182cm">
          <text:p text:style-name="P7"><text:span text:style-name="T4">index2_t0</text:span></text:p>
        </draw:rect>
        <draw:rect draw:style-name="gr38" draw:text-style-name="P18" draw:layer="layout" svg:width="1.616cm" svg:height="0.51cm" svg:x="8.748cm" svg:y="12.064cm">
          <text:p text:style-name="P7"><text:span text:style-name="T4">index2_t1</text:span></text:p>
        </draw:rect>
      </draw:page>
      <draw:page draw:name="page2" draw:style-name="dp1" draw:master-page-name="Default">
        <office:forms form:automatic-focus="false" form:apply-design-mode="false"/>
        <draw:rect draw:style-name="gr15" draw:text-style-name="P1" draw:layer="layout" svg:width="10.983cm" svg:height="4.947cm" svg:x="8.541cm" svg:y="17.409cm">
          <text:p text:style-name="P5">LRU</text:p>
        </draw:rect>
        <draw:ellipse draw:style-name="gr20" draw:text-style-name="P1" draw:layer="layout" svg:width="0.397cm" svg:height="0.344cm" svg:x="10.081cm" svg:y="13.945cm">
          <text:p text:style-name="P2"/>
        </draw:ellipse>
        <draw:ellipse draw:style-name="gr20" draw:text-style-name="P1" draw:layer="layout" svg:width="0.397cm" svg:height="0.344cm" svg:x="6.999cm" svg:y="13.957cm">
          <text:p text:style-name="P2"/>
        </draw:ellipse>
        <draw:ellipse draw:style-name="gr20" draw:text-style-name="P1" draw:layer="layout" svg:width="0.397cm" svg:height="0.344cm" svg:x="13.072cm" svg:y="13.972cm">
          <text:p text:style-name="P2"/>
        </draw:ellipse>
        <draw:line draw:style-name="gr23" draw:text-style-name="P1" draw:layer="layout" svg:x1="7.129cm" svg:y1="12.422cm" svg:x2="7.156cm" svg:y2="13.903cm">
          <text:p text:style-name="P2"/>
        </draw:line>
        <draw:line draw:style-name="gr23" draw:text-style-name="P1" draw:layer="layout" svg:x1="5.08cm" svg:y1="14.155cm" svg:x2="6.998cm" svg:y2="14.194cm">
          <text:p text:style-name="P2"/>
        </draw:line>
        <draw:frame draw:style-name="gr10" draw:text-style-name="P4" draw:layer="layout" svg:width="1.514cm" svg:height="0.603cm" svg:x="30.84cm" svg:y="18.853cm">
          <draw:text-box>
            <text:p text:style-name="P2"><text:span text:style-name="T2">Hit0</text:span></text:p>
          </draw:text-box>
        </draw:frame>
        <draw:frame draw:style-name="gr10" draw:text-style-name="P4" draw:layer="layout" svg:width="1.514cm" svg:height="0.603cm" svg:x="30.893cm" svg:y="19.594cm">
          <draw:text-box>
            <text:p text:style-name="P2"><text:span text:style-name="T2">Hit0</text:span></text:p>
          </draw:text-box>
        </draw:frame>
        <draw:frame draw:style-name="gr8" draw:text-style-name="P4" draw:layer="layout" svg:width="1.726cm" svg:height="0.603cm" svg:x="30.733cm" svg:y="17.743cm">
          <draw:text-box>
            <text:p text:style-name="P2"><text:span text:style-name="T2">rd_wr_b</text:span></text:p>
          </draw:text-box>
        </draw:frame>
        <draw:frame draw:style-name="gr2" draw:text-style-name="P20" draw:layer="layout" svg:width="0.87cm" svg:height="0.64cm" svg:x="5.119cm" svg:y="13.677cm">
          <draw:text-box>
            <text:p text:style-name="P2"><text:span text:style-name="T4">v0</text:span></text:p>
          </draw:text-box>
        </draw:frame>
        <draw:frame draw:style-name="gr2" draw:text-style-name="P20" draw:layer="layout" svg:width="0.87cm" svg:height="0.64cm" svg:x="13.903cm" svg:y="13.665cm">
          <draw:text-box>
            <text:p text:style-name="P2"><text:span text:style-name="T4">v3</text:span></text:p>
          </draw:text-box>
        </draw:frame>
        <draw:frame draw:style-name="gr50" draw:text-style-name="P15" draw:layer="layout" svg:width="0.87cm" svg:height="0.64cm" svg:x="7.805cm" svg:y="11.815cm">
          <draw:text-box>
            <text:p text:style-name="P2"><text:span text:style-name="T4">v1</text:span></text:p>
          </draw:text-box>
        </draw:frame>
        <draw:frame draw:style-name="gr2" draw:text-style-name="P20" draw:layer="layout" svg:width="0.815cm" svg:height="0.64cm" svg:x="6.43cm" svg:y="12.42cm">
          <draw:text-box>
            <text:p text:style-name="P2"><text:span text:style-name="T4">r0</text:span></text:p>
          </draw:text-box>
        </draw:frame>
        <draw:line draw:style-name="gr23" draw:text-style-name="P1" draw:layer="layout" svg:x1="15.173cm" svg:y1="14.209cm" svg:x2="13.467cm" svg:y2="14.169cm">
          <text:p text:style-name="P2"/>
        </draw:line>
        <draw:line draw:style-name="gr23" draw:text-style-name="P1" draw:layer="layout" svg:x1="13.243cm" svg:y1="12.476cm" svg:x2="13.256cm" svg:y2="13.971cm">
          <text:p text:style-name="P2"/>
        </draw:line>
        <draw:frame draw:style-name="gr2" draw:text-style-name="P20" draw:layer="layout" svg:width="0.815cm" svg:height="0.64cm" svg:x="13.135cm" svg:y="12.21cm">
          <draw:text-box>
            <text:p text:style-name="P2"><text:span text:style-name="T4">r3</text:span></text:p>
          </draw:text-box>
        </draw:frame>
        <draw:line draw:style-name="gr23" draw:text-style-name="P1" draw:layer="layout" svg:x1="9.485cm" svg:y1="12.489cm" svg:x2="10.133cm" svg:y2="13.984cm">
          <text:p text:style-name="P2"/>
        </draw:line>
        <draw:ellipse draw:style-name="gr20" draw:text-style-name="P1" draw:layer="layout" svg:width="0.397cm" svg:height="0.344cm" svg:x="9.21cm" svg:y="12.158cm">
          <text:p text:style-name="P2"/>
        </draw:ellipse>
        <draw:line draw:style-name="gr23" draw:text-style-name="P1" draw:layer="layout" svg:x1="9.379cm" svg:y1="10.875cm" svg:x2="9.379cm" svg:y2="12.184cm">
          <text:p text:style-name="P2"/>
        </draw:line>
        <draw:line draw:style-name="gr23" draw:text-style-name="P1" draw:layer="layout" svg:x1="7.818cm" svg:y1="12.29cm" svg:x2="9.18cm" svg:y2="12.303cm">
          <text:p text:style-name="P2"/>
        </draw:line>
        <draw:frame draw:style-name="gr50" draw:text-style-name="P15" draw:layer="layout" svg:width="0.815cm" svg:height="0.64cm" svg:x="9.194cm" svg:y="10.532cm">
          <draw:text-box>
            <text:p text:style-name="P2"><text:span text:style-name="T4">r1</text:span></text:p>
          </draw:text-box>
        </draw:frame>
        <draw:line draw:style-name="gr3" draw:text-style-name="P1" draw:layer="layout" svg:x1="7.024cm" svg:y1="13.334cm" svg:x2="7.288cm" svg:y2="13.215cm">
          <text:p text:style-name="P2"/>
        </draw:line>
        <draw:frame draw:style-name="gr2" draw:text-style-name="P21" draw:layer="layout" svg:width="0.659cm" svg:height="0.569cm" svg:x="6.933cm" svg:y="12.79cm">
          <draw:text-box>
            <text:p text:style-name="P2"><text:span text:style-name="T9">2</text:span></text:p>
          </draw:text-box>
        </draw:frame>
        <draw:line draw:style-name="gr3" draw:text-style-name="P1" draw:layer="layout" svg:x1="9.195cm" svg:y1="11.603cm" svg:x2="9.498cm" svg:y2="11.483cm">
          <text:p text:style-name="P2"/>
        </draw:line>
        <draw:frame draw:style-name="gr51" draw:text-style-name="P22" draw:layer="layout" svg:width="0.659cm" svg:height="0.569cm" svg:x="9.17cm" svg:y="11.073cm">
          <draw:text-box>
            <text:p text:style-name="P2"><text:span text:style-name="T9">2</text:span></text:p>
          </draw:text-box>
        </draw:frame>
        <draw:line draw:style-name="gr3" draw:text-style-name="P1" draw:layer="layout" svg:x1="7.025cm" svg:y1="13.335cm" svg:x2="7.289cm" svg:y2="13.216cm">
          <text:p text:style-name="P2"/>
        </draw:line>
        <draw:frame draw:style-name="gr2" draw:text-style-name="P21" draw:layer="layout" svg:width="0.659cm" svg:height="0.569cm" svg:x="6.934cm" svg:y="12.791cm">
          <draw:text-box>
            <text:p text:style-name="P2"><text:span text:style-name="T9">2</text:span></text:p>
          </draw:text-box>
        </draw:frame>
        <draw:line draw:style-name="gr3" draw:text-style-name="P1" draw:layer="layout" svg:x1="13.164cm" svg:y1="13.35cm" svg:x2="13.428cm" svg:y2="13.231cm">
          <text:p text:style-name="P2"/>
        </draw:line>
        <draw:frame draw:style-name="gr2" draw:text-style-name="P21" draw:layer="layout" svg:width="0.659cm" svg:height="0.569cm" svg:x="13.126cm" svg:y="12.806cm">
          <draw:text-box>
            <text:p text:style-name="P2"><text:span text:style-name="T9">2</text:span></text:p>
          </draw:text-box>
        </draw:frame>
        <draw:frame draw:style-name="gr52" draw:text-style-name="P22" draw:layer="layout" svg:width="0.659cm" svg:height="0.569cm" svg:x="10.874cm" svg:y="10.983cm">
          <draw:text-box>
            <text:p text:style-name="P2"><text:span text:style-name="T9">2</text:span></text:p>
          </draw:text-box>
        </draw:frame>
        <draw:line draw:style-name="gr3" draw:text-style-name="P1" draw:layer="layout" svg:x1="10.955cm" svg:y1="11.497cm" svg:x2="11.258cm" svg:y2="11.377cm">
          <text:p text:style-name="P2"/>
        </draw:line>
        <draw:frame draw:style-name="gr50" draw:text-style-name="P15" draw:layer="layout" svg:width="0.815cm" svg:height="0.64cm" svg:x="10.941cm" svg:y="10.587cm">
          <draw:text-box>
            <text:p text:style-name="P2"><text:span text:style-name="T4">r2</text:span></text:p>
          </draw:text-box>
        </draw:frame>
        <draw:line draw:style-name="gr23" draw:text-style-name="P1" draw:layer="layout" svg:x1="10.252cm" svg:y1="14.304cm" svg:x2="10.292cm" svg:y2="17.412cm">
          <text:p text:style-name="P2"/>
        </draw:line>
        <draw:line draw:style-name="gr3" draw:text-style-name="P1" draw:layer="layout" svg:x1="10.149cm" svg:y1="16.142cm" svg:x2="10.452cm" svg:y2="16.022cm">
          <text:p text:style-name="P2"/>
        </draw:line>
        <draw:frame draw:style-name="gr53" draw:text-style-name="P22" draw:layer="layout" svg:width="0.815cm" svg:height="0.569cm" svg:x="10.163cm" svg:y="15.586cm">
          <draw:text-box>
            <text:p text:style-name="P2"><text:span text:style-name="T9">12</text:span></text:p>
          </draw:text-box>
        </draw:frame>
        <draw:frame draw:style-name="gr53" draw:text-style-name="P22" draw:layer="layout" svg:width="2.945cm" svg:height="0.569cm" svg:x="9.323cm" svg:y="17.351cm">
          <draw:text-box>
            <text:p text:style-name="P2"><text:span text:style-name="T9">Decision_Vector_In</text:span></text:p>
          </draw:text-box>
        </draw:frame>
        <draw:line draw:style-name="gr23" draw:text-style-name="P1" draw:layer="layout" svg:x1="7.408cm" svg:y1="14.13cm" svg:x2="10.107cm" svg:y2="14.156cm">
          <text:p text:style-name="P2"/>
        </draw:line>
        <draw:line draw:style-name="gr3" draw:text-style-name="P1" draw:layer="layout" svg:x1="8.281cm" svg:y1="14.209cm" svg:x2="8.495cm" svg:y2="14.105cm">
          <text:p text:style-name="P2"/>
        </draw:line>
        <draw:frame draw:style-name="gr2" draw:text-style-name="P21" draw:layer="layout" svg:width="0.659cm" svg:height="0.569cm" svg:x="8.14cm" svg:y="13.68cm">
          <draw:text-box>
            <text:p text:style-name="P2"><text:span text:style-name="T9">3</text:span></text:p>
          </draw:text-box>
        </draw:frame>
        <draw:line draw:style-name="gr3" draw:text-style-name="P1" draw:layer="layout" svg:x1="9.579cm" svg:y1="13.111cm" svg:x2="9.805cm" svg:y2="12.992cm">
          <text:p text:style-name="P2"/>
        </draw:line>
        <draw:frame draw:style-name="gr2" draw:text-style-name="P21" draw:layer="layout" svg:width="0.659cm" svg:height="0.569cm" svg:x="9.464cm" svg:y="12.515cm">
          <draw:text-box>
            <text:p text:style-name="P2"><text:span text:style-name="T9">3</text:span></text:p>
          </draw:text-box>
        </draw:frame>
        <draw:line draw:style-name="gr23" draw:text-style-name="P1" draw:layer="layout" svg:x1="11.099cm" svg:y1="10.81cm" svg:x2="11.112cm" svg:y2="12.185cm">
          <text:p text:style-name="P2"/>
        </draw:line>
        <draw:ellipse draw:style-name="gr20" draw:text-style-name="P1" draw:layer="layout" svg:width="0.397cm" svg:height="0.332cm" svg:x="10.864cm" svg:y="12.183cm">
          <text:p text:style-name="P2"/>
        </draw:ellipse>
        <draw:line draw:style-name="gr23" draw:text-style-name="P1" draw:layer="layout" svg:x1="10.993cm" svg:y1="12.515cm" svg:x2="10.397cm" svg:y2="13.932cm">
          <text:p text:style-name="P2"/>
        </draw:line>
        <draw:line draw:style-name="gr3" draw:text-style-name="P1" draw:layer="layout" svg:x1="10.951cm" svg:y1="13.059cm" svg:x2="10.725cm" svg:y2="12.94cm">
          <text:p text:style-name="P2"/>
        </draw:line>
        <draw:frame draw:style-name="gr2" draw:text-style-name="P21" draw:layer="layout" svg:width="0.659cm" svg:height="0.569cm" svg:x="10.695cm" svg:y="12.608cm">
          <draw:text-box>
            <text:p text:style-name="P2"><text:span text:style-name="T9">3</text:span></text:p>
          </draw:text-box>
        </draw:frame>
        <draw:line draw:style-name="gr23" draw:text-style-name="P1" draw:layer="layout" svg:x1="13.044cm" svg:y1="14.182cm" svg:x2="10.503cm" svg:y2="14.142cm">
          <text:p text:style-name="P2"/>
        </draw:line>
        <draw:line draw:style-name="gr3" draw:text-style-name="P1" draw:layer="layout" svg:x1="11.867cm" svg:y1="14.223cm" svg:x2="12.081cm" svg:y2="14.119cm">
          <text:p text:style-name="P2"/>
        </draw:line>
        <draw:frame draw:style-name="gr2" draw:text-style-name="P21" draw:layer="layout" svg:width="0.659cm" svg:height="0.569cm" svg:x="11.726cm" svg:y="13.694cm">
          <draw:text-box>
            <text:p text:style-name="P2"><text:span text:style-name="T9">3</text:span></text:p>
          </draw:text-box>
        </draw:frame>
        <draw:line draw:style-name="gr23" draw:text-style-name="P1" draw:layer="layout" svg:x1="17.225cm" svg:y1="17.41cm" svg:x2="17.225cm" svg:y2="15.664cm">
          <text:p text:style-name="P2"/>
        </draw:line>
        <draw:frame draw:style-name="gr53" draw:text-style-name="P23" draw:layer="layout" svg:width="1.539cm" svg:height="0.569cm" svg:x="16.831cm" svg:y="17.374cm">
          <draw:text-box>
            <text:p text:style-name="P2"><text:span text:style-name="T9">Replace</text:span></text:p>
          </draw:text-box>
        </draw:frame>
        <draw:ellipse draw:style-name="gr20" draw:text-style-name="P1" draw:layer="layout" svg:width="0.397cm" svg:height="0.344cm" svg:x="17.039cm" svg:y="15.374cm">
          <text:p text:style-name="P2"/>
        </draw:ellipse>
        <draw:line draw:style-name="gr23" draw:text-style-name="P1" draw:layer="layout" svg:x1="17.223cm" svg:y1="15.334cm" svg:x2="16.165cm" svg:y2="14.064cm">
          <text:p text:style-name="P2"/>
        </draw:line>
        <draw:line draw:style-name="gr23" draw:text-style-name="P1" draw:layer="layout" svg:x1="17.197cm" svg:y1="15.413cm" svg:x2="18.07cm" svg:y2="14.011cm">
          <text:p text:style-name="P2"/>
        </draw:line>
        <draw:line draw:style-name="gr23" draw:text-style-name="P1" draw:layer="layout" svg:x1="17.423cm" svg:y1="15.544cm" svg:x2="18.957cm" svg:y2="15.531cm">
          <text:p text:style-name="P2"/>
        </draw:line>
        <draw:line draw:style-name="gr23" draw:text-style-name="P1" draw:layer="layout" svg:x1="17.011cm" svg:y1="15.558cm" svg:x2="15.397cm" svg:y2="15.532cm">
          <text:p text:style-name="P2"/>
        </draw:line>
        <draw:frame draw:style-name="gr53" draw:text-style-name="P22" draw:layer="layout" svg:width="0.659cm" svg:height="0.569cm" svg:x="17.108cm" svg:y="16.606cm">
          <draw:text-box>
            <text:p text:style-name="P2"><text:span text:style-name="T9">4</text:span></text:p>
          </draw:text-box>
        </draw:frame>
        <draw:line draw:style-name="gr3" draw:text-style-name="P1" draw:layer="layout" svg:x1="17.13cm" svg:y1="17.029cm" svg:x2="17.477cm" svg:y2="16.628cm">
          <text:p text:style-name="P2"/>
        </draw:line>
        <draw:line draw:style-name="gr23" draw:text-style-name="P1" draw:layer="layout" svg:x1="17.225cm" svg:y1="17.41cm" svg:x2="17.225cm" svg:y2="15.664cm">
          <text:p text:style-name="P2"/>
        </draw:line>
        <draw:frame draw:style-name="gr54" draw:text-style-name="P23" draw:layer="layout" svg:width="2.211cm" svg:height="0.57cm" svg:x="17.858cm" svg:y="13.644cm">
          <draw:text-box>
            <text:p text:style-name="P2"><text:span text:style-name="T9">Replace_2</text:span></text:p>
          </draw:text-box>
        </draw:frame>
        <draw:frame draw:style-name="gr54" draw:text-style-name="P23" draw:layer="layout" svg:width="1.852cm" svg:height="0.57cm" svg:x="17.304cm" svg:y="15.021cm">
          <draw:text-box>
            <text:p text:style-name="P2"><text:span text:style-name="T9">Replace_3</text:span></text:p>
          </draw:text-box>
        </draw:frame>
        <draw:frame draw:style-name="gr54" draw:text-style-name="P23" draw:layer="layout" svg:width="1.852cm" svg:height="0.57cm" svg:x="15.242cm" svg:y="15.022cm">
          <draw:text-box>
            <text:p text:style-name="P2"><text:span text:style-name="T9">Replace_0</text:span></text:p>
          </draw:text-box>
        </draw:frame>
        <draw:frame draw:style-name="gr54" draw:text-style-name="P23" draw:layer="layout" svg:width="1.852cm" svg:height="0.57cm" svg:x="15.452cm" svg:y="13.62cm">
          <draw:text-box>
            <text:p text:style-name="P2"><text:span text:style-name="T9">Replace_1</text:span></text:p>
          </draw:text-box>
        </draw:frame>
        <draw:frame draw:style-name="gr53" draw:text-style-name="P22" draw:layer="layout" svg:width="1.916cm" svg:height="0.569cm" svg:x="8.471cm" svg:y="17.992cm">
          <draw:text-box>
            <text:p text:style-name="P2"><text:span text:style-name="T9">Read_Miss</text:span></text:p>
          </draw:text-box>
        </draw:frame>
        <draw:line draw:style-name="gr23" draw:text-style-name="P1" draw:layer="layout" svg:x1="6.866cm" svg:y1="18.199cm" svg:x2="8.554cm" svg:y2="18.204cm">
          <text:p text:style-name="P2"/>
        </draw:line>
        <draw:frame draw:style-name="gr53" draw:text-style-name="P22" draw:layer="layout" svg:width="1.679cm" svg:height="0.569cm" svg:x="8.521cm" svg:y="18.625cm">
          <draw:text-box>
            <text:p text:style-name="P2"><text:span text:style-name="T9">Read_Hit</text:span></text:p>
          </draw:text-box>
        </draw:frame>
        <draw:line draw:style-name="gr23" draw:text-style-name="P1" draw:layer="layout" svg:x1="6.916cm" svg:y1="18.832cm" svg:x2="8.604cm" svg:y2="18.837cm">
          <text:p text:style-name="P2"/>
        </draw:line>
        <draw:frame draw:style-name="gr53" draw:text-style-name="P22" draw:layer="layout" svg:width="1.912cm" svg:height="0.569cm" svg:x="8.471cm" svg:y="19.135cm">
          <draw:text-box>
            <text:p text:style-name="P2"><text:span text:style-name="T9">Write_Miss</text:span></text:p>
          </draw:text-box>
        </draw:frame>
        <draw:line draw:style-name="gr23" draw:text-style-name="P1" draw:layer="layout" svg:x1="6.915cm" svg:y1="19.414cm" svg:x2="8.603cm" svg:y2="19.419cm">
          <text:p text:style-name="P2"/>
        </draw:line>
        <draw:frame draw:style-name="gr53" draw:text-style-name="P22" draw:layer="layout" svg:width="1.675cm" svg:height="0.569cm" svg:x="8.545cm" svg:y="19.789cm">
          <draw:text-box>
            <text:p text:style-name="P2"><text:span text:style-name="T9">Write_Hit</text:span></text:p>
          </draw:text-box>
        </draw:frame>
        <draw:line draw:style-name="gr23" draw:text-style-name="P1" draw:layer="layout" svg:x1="6.94cm" svg:y1="19.996cm" svg:x2="8.628cm" svg:y2="20.001cm">
          <text:p text:style-name="P2"/>
        </draw:line>
        <draw:line draw:style-name="gr23" draw:text-style-name="P1" draw:layer="layout" svg:x1="19.537cm" svg:y1="18.467cm" svg:x2="21.225cm" svg:y2="18.472cm">
          <text:p text:style-name="P2"/>
        </draw:line>
        <draw:frame draw:style-name="gr55" draw:text-style-name="P2" draw:layer="layout" svg:width="3.283cm" svg:height="0.569cm" svg:x="16.45cm" svg:y="18.212cm">
          <draw:text-box>
            <text:p text:style-name="P2"><text:span text:style-name="T9">Decision_Vector_Out</text:span></text:p>
          </draw:text-box>
        </draw:frame>
        <draw:line draw:style-name="gr3" draw:text-style-name="P1" draw:layer="layout" svg:x1="19.786cm" svg:y1="18.619cm" svg:x2="20.05cm" svg:y2="18.157cm">
          <text:p text:style-name="P2"/>
        </draw:line>
        <draw:frame draw:style-name="gr53" draw:text-style-name="P22" draw:layer="layout" svg:width="0.815cm" svg:height="0.569cm" svg:x="19.338cm" svg:y="18.039cm">
          <draw:text-box>
            <text:p text:style-name="P2"><text:span text:style-name="T9">12</text:span></text:p>
          </draw:text-box>
        </draw:frame>
        <draw:ellipse draw:style-name="gr20" draw:text-style-name="P1" draw:layer="layout" svg:width="0.397cm" svg:height="0.429cm" svg:x="21.191cm" svg:y="18.286cm">
          <text:p text:style-name="P2"/>
        </draw:ellipse>
        <draw:line draw:style-name="gr23" draw:text-style-name="P1" draw:layer="layout" svg:x1="21.385cm" svg:y1="18.691cm" svg:x2="21.433cm" svg:y2="20.245cm">
          <text:p text:style-name="P2"/>
        </draw:line>
        <draw:line draw:style-name="gr23" draw:text-style-name="P1" draw:layer="layout" svg:x1="21.228cm" svg:y1="16.845cm" svg:x2="21.215cm" svg:y2="15.171cm">
          <text:p text:style-name="P2"/>
        </draw:line>
        <draw:line draw:style-name="gr23" draw:text-style-name="P1" draw:layer="layout" svg:x1="30.023cm" svg:y1="14.087cm" svg:x2="31.557cm" svg:y2="14.074cm">
          <text:p text:style-name="P2"/>
        </draw:line>
        <draw:line draw:style-name="gr23" draw:text-style-name="P1" draw:layer="layout" svg:x1="21.336cm" svg:y1="18.278cm" svg:x2="21.264cm" svg:y2="17.113cm">
          <text:p text:style-name="P2"/>
        </draw:line>
        <draw:frame draw:style-name="gr54" draw:text-style-name="P23" draw:layer="layout" svg:width="2.211cm" svg:height="0.57cm" svg:x="29.924cm" svg:y="12.138cm">
          <draw:text-box>
            <text:p text:style-name="P2"><text:span text:style-name="T9">Replace_2</text:span></text:p>
          </draw:text-box>
        </draw:frame>
        <draw:frame draw:style-name="gr54" draw:text-style-name="P23" draw:layer="layout" svg:width="1.852cm" svg:height="0.57cm" svg:x="29.976cm" svg:y="13.005cm">
          <draw:text-box>
            <text:p text:style-name="P2"><text:span text:style-name="T9">Replace_3</text:span></text:p>
          </draw:text-box>
        </draw:frame>
        <draw:frame draw:style-name="gr56" draw:text-style-name="P23" draw:layer="layout" svg:width="2.306cm" svg:height="1.097cm" svg:x="19.175cm" svg:y="16.042cm">
          <draw:text-box>
            <text:p text:style-name="P2"><text:span text:style-name="T9">V0_R</text:span></text:p>
          </draw:text-box>
        </draw:frame>
        <draw:frame draw:style-name="gr57" draw:text-style-name="P23" draw:layer="layout" svg:width="1.852cm" svg:height="0.668cm" svg:x="20.211cm" svg:y="15.584cm">
          <draw:text-box>
            <text:p text:style-name="P2"><text:span text:style-name="T9">R0_R</text:span></text:p>
          </draw:text-box>
        </draw:frame>
        <draw:ellipse draw:style-name="gr20" draw:text-style-name="P1" draw:layer="layout" svg:width="0.397cm" svg:height="0.429cm" svg:x="21.095cm" svg:y="16.782cm">
          <text:p text:style-name="P2"/>
        </draw:ellipse>
        <draw:line draw:style-name="gr23" draw:text-style-name="P1" draw:layer="layout" svg:x1="21.045cm" svg:y1="16.895cm" svg:x2="20.074cm" svg:y2="16.021cm">
          <text:p text:style-name="P2"/>
        </draw:line>
        <draw:frame draw:style-name="gr58" draw:text-style-name="P22" draw:layer="layout" svg:width="0.708cm" svg:height="0.569cm" svg:x="21.089cm" svg:y="16.024cm">
          <draw:text-box>
            <text:p text:style-name="P2"><text:span text:style-name="T9">2</text:span></text:p>
          </draw:text-box>
        </draw:frame>
        <draw:line draw:style-name="gr3" draw:text-style-name="P1" draw:layer="layout" svg:x1="21.094cm" svg:y1="16.603cm" svg:x2="21.506cm" svg:y2="16.385cm">
          <text:p text:style-name="P2"/>
        </draw:line>
        <draw:frame draw:style-name="gr58" draw:text-style-name="P22" draw:layer="layout" svg:width="0.708cm" svg:height="0.569cm" svg:x="31.284cm" svg:y="16.511cm">
          <draw:text-box>
            <text:p text:style-name="P2"><text:span text:style-name="T9">2</text:span></text:p>
          </draw:text-box>
        </draw:frame>
        <draw:line draw:style-name="gr3" draw:text-style-name="P1" draw:layer="layout" svg:x1="31.412cm" svg:y1="17.139cm" svg:x2="31.824cm" svg:y2="16.921cm">
          <text:p text:style-name="P2"/>
        </draw:line>
        <draw:frame draw:style-name="gr59" draw:text-style-name="P22" draw:layer="layout" svg:width="0.708cm" svg:height="0.569cm" svg:x="30.434cm" svg:y="16.943cm">
          <draw:text-box>
            <text:p text:style-name="P2"><text:span text:style-name="T9">3</text:span></text:p>
          </draw:text-box>
        </draw:frame>
        <draw:line draw:style-name="gr3" draw:text-style-name="P1" draw:layer="layout" svg:x1="31.509cm" svg:y1="15.197cm" svg:x2="31.921cm" svg:y2="14.979cm">
          <text:p text:style-name="P2"/>
        </draw:line>
        <draw:frame draw:style-name="gr60" draw:text-style-name="P22" draw:layer="layout" svg:width="0.708cm" svg:height="0.569cm" svg:x="21.186cm" svg:y="18.982cm">
          <draw:text-box>
            <text:p text:style-name="P2"><text:span text:style-name="T9">3</text:span></text:p>
          </draw:text-box>
        </draw:frame>
        <draw:line draw:style-name="gr3" draw:text-style-name="P1" draw:layer="layout" svg:x1="21.264cm" svg:y1="19.519cm" svg:x2="21.676cm" svg:y2="19.301cm">
          <text:p text:style-name="P2"/>
        </draw:line>
        <draw:frame draw:style-name="gr59" draw:text-style-name="P22" draw:layer="layout" svg:width="0.708cm" svg:height="0.569cm" svg:x="30.338cm" svg:y="15.562cm">
          <draw:text-box>
            <text:p text:style-name="P2"><text:span text:style-name="T9">3</text:span></text:p>
          </draw:text-box>
        </draw:frame>
        <draw:line draw:style-name="gr3" draw:text-style-name="P1" draw:layer="layout" svg:x1="31.509cm" svg:y1="15.198cm" svg:x2="31.921cm" svg:y2="14.98cm">
          <text:p text:style-name="P2"/>
        </draw:line>
        <draw:frame draw:style-name="gr59" draw:text-style-name="P22" draw:layer="layout" svg:width="0.708cm" svg:height="0.569cm" svg:x="21.159cm" svg:y="17.525cm">
          <draw:text-box>
            <text:p text:style-name="P2"><text:span text:style-name="T9">3</text:span></text:p>
          </draw:text-box>
        </draw:frame>
        <draw:line draw:style-name="gr3" draw:text-style-name="P1" draw:layer="layout" svg:x1="21.166cm" svg:y1="18.109cm" svg:x2="21.578cm" svg:y2="17.891cm">
          <text:p text:style-name="P2"/>
        </draw:line>
        <draw:ellipse draw:style-name="gr20" draw:text-style-name="P1" draw:layer="layout" svg:width="0.397cm" svg:height="0.429cm" svg:x="21.242cm" svg:y="20.277cm">
          <text:p text:style-name="P2"/>
        </draw:ellips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488cm" svg:height="2.012cm" draw:transform="rotate (1.56276781223543) translate (1.98cm 16.984cm)">
          <text:p text:style-name="P2"/>
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1.499cm" svg:height="2cm" draw:transform="rotate (0.0005235987755982) translate (2.5cm 18.00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1.488cm" svg:height="2.012cm" draw:transform="rotate (1.56276781223543) translate (2cm 22.988cm)">
          <text:p text:style-name="P2"/>
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24" draw:layer="layout" svg:width="1.001cm" svg:height="1.5cm" draw:transform="rotate (0.0005235987755982) translate (4.793cm 24.0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2675.4491017964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2.526cm" svg:y="21.815cm">
          <draw:text-box>
            <text:p text:style-name="P2">&amp;</text:p>
          </draw:text-box>
        </draw:frame>
        <draw:frame draw:style-name="gr61" draw:text-style-name="P2" draw:layer="layout" svg:width="0.001cm" svg:height="1.204cm" svg:x="5.794cm" svg:y="25.347cm">
          <draw:text-box>
            <text:p text:style-name="P2"/>
          </draw:text-box>
        </draw:frame>
        <draw:custom-shape draw:style-name="gr1" draw:text-style-name="P1" draw:layer="layout" svg:width="1.499cm" svg:height="2cm" draw:transform="rotate (0.0005235987755982) translate (5.033cm 21.783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text-style-name="P3" draw:layer="layout" svg:width="1.243cm" svg:height="0.806cm" svg:x="5.317cm" svg:y="22.357cm">
          <draw:text-box>
            <text:p text:style-name="P2"><text:span text:style-name="T1">OR</text:span></text:p>
          </draw:text-box>
        </draw:frame>
        <draw:line draw:style-name="gr3" draw:text-style-name="P1" draw:layer="layout" svg:x1="4.418cm" svg:y1="22.277cm" svg:x2="5.397cm" svg:y2="22.277cm">
          <text:p text:style-name="P2"/>
        </draw:line>
        <draw:line draw:style-name="gr3" draw:text-style-name="P1" draw:layer="layout" svg:x1="4.391cm" svg:y1="23.203cm" svg:x2="5.503cm" svg:y2="23.203cm">
          <text:p text:style-name="P2"/>
        </draw:line>
        <draw:custom-shape draw:style-name="gr1" draw:text-style-name="P1" draw:layer="layout" svg:width="1.488cm" svg:height="2.012cm" draw:transform="rotate (0.0132645023151544) translate (4.813cm 19.205cm)">
          <text:p text:style-name="P2"/>
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2" draw:text-style-name="P12" draw:layer="layout" svg:width="0.807cm" svg:height="0.738cm" svg:x="3cm" svg:y="24.762cm">
          <draw:text-box>
            <text:p text:style-name="P2"><text:span text:style-name="T3">R</text:span></text:p>
          </draw:text-box>
        </draw:frame>
        <draw:custom-shape draw:style-name="gr1" draw:text-style-name="P1" draw:layer="layout" svg:width="1.499cm" svg:height="2cm" draw:transform="rotate (1.56590940488902) translate (4.232cm 28.69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rect draw:style-name="gr20" draw:text-style-name="P1" draw:layer="layout" svg:width="4.154cm" svg:height="4.947cm" svg:x="7.883cm" svg:y="16.423cm">
          <text:p text:style-name="P2"/>
        </draw:rect>
        <draw:custom-shape draw:style-name="gr1" draw:text-style-name="P1" draw:layer="layout" svg:width="2cm" svg:height="2.5cm" draw:transform="rotate (0.0005235987755982) translate (1.994cm 8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2cm" svg:height="2.5cm" draw:transform="rotate (0.0005235987755982) translate (1.995cm 8.001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1.98cm" svg:height="2.508cm" draw:transform="rotate (1.56276781223543) translate (1.001cm 13.054cm)">
          <text:p text:style-name="P2"/>
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1.98cm" svg:height="2.508cm" draw:transform="rotate (1.56276781223543) translate (1.154cm 15.223cm)">
          <text:p text:style-name="P2"/>
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2cm" svg:height="2.5cm" draw:transform="rotate (0.0005235987755982) translate (1.996cm 8.002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2cm" svg:height="2.5cm" draw:transform="rotate (1.56276781223543) translate (2.032cm 6.54cm)">
          <text:p text:style-name="P2"/>
          <draw:enhanced-geometry svg:viewBox="0 0 21600 21600" draw:mirror-horizontal="true" draw:glue-points="21600 0 0 10800 21600 21600 ?f0 10800" draw:text-areas="?f1 ?f10 21600 ?f11" draw:type="moon" draw:modifiers="12705.247376311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2cm" svg:height="2.5cm" draw:transform="rotate (1.56276781223543) translate (24.339cm 10.72cm)">
          <text:p text:style-name="P2"/>
          <draw:enhanced-geometry svg:viewBox="0 0 21600 21600" draw:mirror-horizontal="true" draw:glue-points="21600 0 0 10800 21600 21600 ?f0 10800" draw:text-areas="?f1 ?f10 21600 ?f11" draw:type="moon" draw:modifiers="12705.247376311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0.965cm" svg:height="1.529cm" draw:transform="rotate (0.0132645023151544) translate (21.297cm 13.535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21.351cm" svg:y="13.813cm">
          <draw:text-box>
            <text:p text:style-name="P2">&amp;</text:p>
          </draw:text-box>
        </draw:frame>
        <draw:custom-shape draw:style-name="gr1" draw:text-style-name="P1" draw:layer="layout" svg:width="0.965cm" svg:height="1.529cm" draw:transform="rotate (0.0132645023151544) translate (23.244cm 13.415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23.286cm" svg:y="13.628cm">
          <draw:text-box>
            <text:p text:style-name="P2">&amp;</text:p>
          </draw:text-box>
        </draw:frame>
        <draw:frame draw:style-name="gr2" draw:text-style-name="P20" draw:layer="layout" svg:width="0.87cm" svg:height="0.64cm" svg:x="8.428cm" svg:y="12.99cm">
          <draw:text-box>
            <text:p text:style-name="P2"><text:span text:style-name="T4">v0</text:span></text:p>
          </draw:text-box>
        </draw:frame>
        <draw:frame draw:style-name="gr2" draw:text-style-name="P20" draw:layer="layout" svg:width="0.87cm" svg:height="0.64cm" svg:x="6.853cm" svg:y="12.421cm">
          <draw:text-box>
            <text:p text:style-name="P2"><text:span text:style-name="T4">v0</text:span></text:p>
          </draw:text-box>
        </draw:frame>
        <draw:frame draw:style-name="gr2" draw:text-style-name="P20" draw:layer="layout" svg:width="0.87cm" svg:height="0.64cm" svg:x="5.676cm" svg:y="12.95cm">
          <draw:text-box>
            <text:p text:style-name="P2"><text:span text:style-name="T4">v0</text:span></text:p>
          </draw:text-box>
        </draw:frame>
        <draw:custom-shape draw:style-name="gr1" draw:text-style-name="P1" draw:layer="layout" svg:width="0.965cm" svg:height="1.529cm" draw:transform="rotate (-1.5671311353666) translate (19.538cm 11.055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layer="layout" svg:width="0.925cm" svg:height="0.963cm" svg:x="18.362cm" svg:y="11.087cm">
          <draw:text-box>
            <text:p text:style-name="P2">&amp;</text:p>
          </draw:text-box>
        </draw:frame>
        <draw:custom-shape draw:style-name="gr1" draw:text-style-name="P1" draw:layer="layout" svg:width="1.499cm" svg:height="2cm" draw:transform="rotate (-1.63362817986757) translate (27.084cm 19.335cm)">
          <text:p text:style-name="P2"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" draw:text-style-name="P3" draw:layer="layout" svg:width="1.243cm" svg:height="0.806cm" draw:transform="rotate (0.0616101225953882) translate (25.361cm 19.503cm)">
          <draw:text-box>
            <text:p text:style-name="P2"><text:span text:style-name="T1">OR</text:span></text:p>
          </draw:text-box>
        </draw:frame>
        <draw:frame draw:style-name="gr2" draw:text-style-name="P20" draw:layer="layout" svg:width="0.87cm" svg:height="0.64cm" svg:x="9.022cm" svg:y="22.568cm">
          <draw:text-box>
            <text:p text:style-name="P2"><text:span text:style-name="T4">v0</text:span></text:p>
          </draw:text-box>
        </draw:frame>
        <draw:frame draw:style-name="gr2" draw:text-style-name="P20" draw:layer="layout" svg:width="0.87cm" svg:height="0.64cm" svg:x="8.242cm" svg:y="23.097cm">
          <draw:text-box>
            <text:p text:style-name="P2"><text:span text:style-name="T4">v0</text:span></text:p>
          </draw:text-box>
        </draw:frame>
        <draw:line draw:style-name="gr3" draw:text-style-name="P1" draw:layer="layout" svg:x1="9.141cm" svg:y1="22.928cm" svg:x2="9.367cm" svg:y2="22.809cm">
          <text:p text:style-name="P2"/>
        </draw:line>
        <draw:frame draw:style-name="gr63" draw:text-style-name="P22" draw:layer="layout" svg:width="1.062cm" svg:height="0.569cm" svg:x="7.964cm" svg:y="22.332cm">
          <draw:text-box>
            <text:p text:style-name="P2"><text:span text:style-name="T9">2</text:span></text:p>
          </draw:text-box>
        </draw:frame>
        <draw:custom-shape draw:style-name="gr7" draw:text-style-name="P1" draw:layer="layout" svg:width="0.198cm" svg:height="0.186cm" svg:x="30.823cm" svg:y="19.592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198cm" svg:height="0.186cm" svg:x="30.823cm" svg:y="19.592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64" draw:text-style-name="P11" draw:layer="layout" svg:width="0.722cm" svg:height="0.687cm" svg:x="6.362cm" svg:y="16.553cm">
          <draw:text-box>
            <text:p text:style-name="P2"><text:span text:style-name="T6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2-21T15:01:01</meta:creation-date>
    <dc:date>2008-02-22T16:33:47</dc:date>
    <meta:editing-cycles>27</meta:editing-cycles>
    <meta:editing-duration>PT9H7M28S</meta:editing-duration>
    <meta:user-defined meta:name="Info 1"/>
    <meta:user-defined meta:name="Info 2"/>
    <meta:user-defined meta:name="Info 3"/>
    <meta:user-defined meta:name="Info 4"/>
    <meta:document-statistic meta:object-count="408"/>
  </office:meta>
</office:document-meta>
</file>